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3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ourier New" svg:font-family="Courier New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00%" fo:margin-top="0.159cm" fo:margin-bottom="0.494cm" fo:margin-left="0cm" fo:margin-right="0.159cm" style:writing-mode="lr-tb"/>
    </style:style>
    <style:style style:name="T1_1" style:family="text"/>
    <style:style style:name="T1_2" style:family="tex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1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_4" style:family="text"/>
    <style:style style:name="T1_5" style:family="tex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P2" style:family="paragraph" style:parent-style-name="Standard">
      <style:paragraph-properties fo:text-align="left" fo:break-before="auto" fo:text-indent="0cm" fo:line-height="100%" fo:margin-top="0.159cm" fo:margin-bottom="0.494cm" fo:margin-left="0cm" fo:margin-right="0.159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Verdana" fo:font-size="13pt" style:font-name-asian="Verdana" style:font-size-asian="13pt" style:font-name-complex="Verdana" style:font-size-complex="13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Verdana" fo:font-size="13pt" style:font-name-asian="Verdana" style:font-size-asian="13pt" style:font-name-complex="Verdana" style:font-size-complex="13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Verdana" fo:font-size="13pt" style:font-name-asian="Verdana" style:font-size-asian="13pt" style:font-name-complex="Verdana" style:font-size-complex="13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Verdana" fo:font-size="13pt" style:font-name-asian="Verdana" style:font-size-asian="13pt" style:font-name-complex="Verdana" style:font-size-complex="13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.353cm" fo:margin-bottom="0.494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line-height="100%" fo:margin-top="0.353cm" fo:margin-bottom="0.494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line-height="100%" fo:margin-top="0.353cm" fo:margin-bottom="0.494cm" fo:margin-right="0cm" style:writing-mode="lr-tb"/>
    </style:style>
    <style:style style:name="T5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_1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_1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_1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_19" style:family="text">
      <style:text-properties style:font-name="Verdana" style:font-name-asian="Verdana" style:font-name-complex="Verdana"/>
    </style:style>
    <style:style style:name="T5_20" style:family="text">
      <style:text-properties style:font-name="Verdana" style:font-name-asian="Verdana" style:font-name-complex="Verdana"/>
    </style:style>
    <style:style style:name="T5_21" style:family="text">
      <style:text-properties style:font-name="Verdana" style:font-name-asian="Verdana" style:font-name-complex="Verdana"/>
    </style:style>
    <style:style style:name="T5_22" style:family="text">
      <style:text-properties style:font-name="Courier New" style:font-name-asian="Courier New" style:font-name-complex="Courier New"/>
    </style:style>
    <style:style style:name="T5_23" style:family="text">
      <style:text-properties style:font-name="Courier New" style:font-name-asian="Courier New" style:font-name-complex="Courier New"/>
    </style:style>
    <style:style style:name="T5_24" style:family="text">
      <style:text-properties style:font-name="Courier New" style:font-name-asian="Courier New" style:font-name-complex="Courier New"/>
    </style:style>
    <style:style style:name="T5_25" style:family="text">
      <style:text-properties style:font-name="Verdana" style:font-name-asian="Verdana" style:font-name-complex="Verdana"/>
    </style:style>
    <style:style style:name="T5_26" style:family="text">
      <style:text-properties style:font-name="Verdana" style:font-name-asian="Verdana" style:font-name-complex="Verdana"/>
    </style:style>
    <style:style style:name="T5_27" style:family="text">
      <style:text-properties style:font-name="Verdana" style:font-name-asian="Verdana" style:font-name-complex="Verdana"/>
    </style:style>
    <style:style style:name="T5_28" style:family="text">
      <style:text-properties style:font-name="Verdana" style:font-name-asian="Verdana" style:font-name-complex="Verdana"/>
    </style:style>
    <style:style style:name="T5_29" style:family="text">
      <style:text-properties style:font-name="Verdana" style:font-name-asian="Verdana" style:font-name-complex="Verdana"/>
    </style:style>
    <style:style style:name="T5_30" style:family="text"/>
    <style:style style:name="T5_31" style:family="text">
      <style:text-properties fo:color="#1155cc" style:font-name="Courier New" style:font-name-asian="Courier New" style:font-name-complex="Courier New" style:text-underline-style="solid" style:text-underline-color="font-color"/>
    </style:style>
    <style:style style:name="T5_32" style:family="text"/>
    <style:style style:name="T5_33" style:family="text">
      <style:text-properties fo:color="#1155cc" style:font-name="Courier New" style:font-name-asian="Courier New" style:font-name-complex="Courier New" style:text-underline-style="solid" style:text-underline-color="font-color"/>
    </style:style>
    <style:style style:name="T5_34" style:family="text"/>
    <style:style style:name="T5_35" style:family="text">
      <style:text-properties fo:color="#1155cc" style:font-name="Courier New" style:font-name-asian="Courier New" style:font-name-complex="Courier New" style:text-underline-style="solid" style:text-underline-color="font-color"/>
    </style:style>
    <style:style style:name="T5_36" style:family="text">
      <style:text-properties style:font-name="Verdana" style:font-name-asian="Verdana" style:font-name-complex="Verdana"/>
    </style:style>
    <style:style style:name="T5_37" style:family="text">
      <style:text-properties style:font-name="Verdana" style:font-name-asian="Verdana" style:font-name-complex="Verdana"/>
    </style:style>
    <style:style style:name="T5_38" style:family="text">
      <style:text-properties style:font-name="Verdana" style:font-name-asian="Verdana" style:font-name-complex="Verdana"/>
    </style:style>
    <style:style style:name="T5_39" style:family="text">
      <style:text-properties style:font-name="Verdana" style:font-name-asian="Verdana" style:font-name-complex="Verdana"/>
    </style:style>
    <style:style style:name="T5_40" style:family="text">
      <style:text-properties style:font-name="Verdana" style:font-name-asian="Verdana" style:font-name-complex="Verdana"/>
    </style:style>
    <style:style style:name="T5_41" style:family="text">
      <style:text-properties style:font-name="Verdana" style:font-name-asian="Verdana" style:font-name-complex="Verdana"/>
    </style:style>
    <style:style style:name="T5_42" style:family="text">
      <style:text-properties style:font-name="Verdana" style:font-name-asian="Verdana" style:font-name-complex="Verdana"/>
    </style:style>
    <style:style style:name="T5_43" style:family="text">
      <style:text-properties style:font-name="Verdana" style:font-name-asian="Verdana" style:font-name-complex="Verdana"/>
    </style:style>
    <style:style style:name="T5_44" style:family="text">
      <style:text-properties style:font-name="Verdana" style:font-name-asian="Verdana" style:font-name-complex="Verdana"/>
    </style:style>
    <style:style style:name="T5_45" style:family="text">
      <style:text-properties style:font-name="Verdana" style:font-name-asian="Verdana" style:font-name-complex="Verdana"/>
    </style:style>
    <style:style style:name="T5_46" style:family="text">
      <style:text-properties style:font-name="Verdana" style:font-name-asian="Verdana" style:font-name-complex="Verdana"/>
    </style:style>
    <style:style style:name="T5_47" style:family="text"/>
    <style:style style:name="T5_48" style:family="text">
      <style:text-properties fo:color="#1155cc" style:font-name="Courier New" style:font-name-asian="Courier New" style:font-name-complex="Courier New" style:text-underline-style="solid" style:text-underline-color="font-color"/>
    </style:style>
    <style:style style:name="T5_49" style:family="text">
      <style:text-properties style:font-name="Courier New" style:font-name-asian="Courier New" style:font-name-complex="Courier New"/>
    </style:style>
    <style:style style:name="P6" style:family="paragraph" style:parent-style-name="Standard">
      <style:paragraph-properties fo:text-align="left" fo:break-before="auto" fo:line-height="100%" fo:margin-top="0.353cm" fo:margin-bottom="0.494cm" fo:margin-right="0cm" style:writing-mode="lr-tb"/>
    </style:style>
    <style:style style:name="T6_1" style:family="text">
      <style:text-properties style:font-name="Verdana" style:font-name-asian="Verdana" style:font-name-complex="Verdana"/>
    </style:style>
    <style:style style:name="T6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23" style:family="text">
      <style:text-properties style:font-name="Courier New" style:font-name-asian="Courier New" style:font-name-complex="Courier New"/>
    </style:style>
    <style:style style:name="T6_24" style:family="text">
      <style:text-properties style:font-name="Courier New" style:font-name-asian="Courier New" style:font-name-complex="Courier New"/>
    </style:style>
    <style:style style:name="T6_25" style:family="text">
      <style:text-properties style:font-name="Courier New" style:font-name-asian="Courier New" style:font-name-complex="Courier New"/>
    </style:style>
    <style:style style:name="T6_26" style:family="text">
      <style:text-properties style:font-name="Verdana" style:font-name-asian="Verdana" style:font-name-complex="Verdana"/>
    </style:style>
    <style:style style:name="T6_2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3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3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3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3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3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3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3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3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3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3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4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4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4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4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4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4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4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4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4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4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5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5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5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5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5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5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5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5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5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5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6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6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6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6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6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6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6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6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6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6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7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7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7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7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7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7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7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7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7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7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8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8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8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8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8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8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8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8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8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8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9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9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9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93" style:family="text">
      <style:text-properties style:font-name="Courier New" style:font-name-asian="Courier New" style:font-name-complex="Courier New"/>
    </style:style>
    <style:style style:name="T6_94" style:family="text">
      <style:text-properties style:font-name="Courier New" style:font-name-asian="Courier New" style:font-name-complex="Courier New"/>
    </style:style>
    <style:style style:name="T6_95" style:family="text">
      <style:text-properties style:font-name="Courier New" style:font-name-asian="Courier New" style:font-name-complex="Courier New"/>
    </style:style>
    <style:style style:name="T6_96" style:family="text">
      <style:text-properties style:font-name="Courier New" style:font-name-asian="Courier New" style:font-name-complex="Courier New"/>
    </style:style>
    <style:style style:name="T6_97" style:family="text">
      <style:text-properties style:font-name="Courier New" style:font-name-asian="Courier New" style:font-name-complex="Courier New"/>
    </style:style>
    <style:style style:name="T6_98" style:family="text">
      <style:text-properties style:font-name="Courier New" style:font-name-asian="Courier New" style:font-name-complex="Courier New"/>
    </style:style>
    <style:style style:name="T6_99" style:family="text">
      <style:text-properties style:font-name="Courier New" style:font-name-asian="Courier New" style:font-name-complex="Courier New"/>
    </style:style>
    <style:style style:name="T6_100" style:family="text">
      <style:text-properties style:font-name="Courier New" style:font-name-asian="Courier New" style:font-name-complex="Courier New"/>
    </style:style>
    <style:style style:name="T6_10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10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10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10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10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10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10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10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10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1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1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1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1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1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1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1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11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11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11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12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12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12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12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12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12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12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12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12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12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13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13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13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13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13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13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13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13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13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13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14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14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14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14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14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14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_14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line-height="100%" fo:margin-top="0.353cm" fo:margin-bottom="0.494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7_3" style:family="text">
      <style:text-properties style:font-name="Courier New" style:font-name-asian="Courier New" style:font-name-complex="Courier New"/>
    </style:style>
    <style:style style:name="T7_4" style:family="text">
      <style:text-properties style:font-name="Courier New" style:font-name-asian="Courier New" style:font-name-complex="Courier New"/>
    </style:style>
    <style:style style:name="T7_5" style:family="text">
      <style:text-properties style:font-name="Courier New" style:font-name-asian="Courier New" style:font-name-complex="Courier New"/>
    </style:style>
    <style:style style:name="T7_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11" style:family="text">
      <style:text-properties style:font-name="Courier New" style:font-name-asian="Courier New" style:font-name-complex="Courier New"/>
    </style:style>
    <style:style style:name="T7_12" style:family="text">
      <style:text-properties style:font-name="Courier New" style:font-name-asian="Courier New" style:font-name-complex="Courier New"/>
    </style:style>
    <style:style style:name="T7_13" style:family="text">
      <style:text-properties style:font-name="Courier New" style:font-name-asian="Courier New" style:font-name-complex="Courier New"/>
    </style:style>
    <style:style style:name="T7_1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24" style:family="text">
      <style:text-properties style:font-name="Verdana" style:font-name-asian="Verdana" style:font-name-complex="Verdana"/>
    </style:style>
    <style:style style:name="T7_2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3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3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3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3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3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3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3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3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3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3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4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4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4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43" style:family="text">
      <style:text-properties style:font-name="Verdana" style:font-name-asian="Verdana" style:font-name-complex="Verdana"/>
    </style:style>
    <style:style style:name="T7_44" style:family="text"/>
    <style:style style:name="T7_45" style:family="text">
      <style:text-properties style:text-line-through-style="none" fo:font-style="normal" style:font-style-asian="normal" style:font-style-complex="normal" fo:color="#1155cc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7_46" style:family="text"/>
    <style:style style:name="T7_47" style:family="text">
      <style:text-properties style:text-line-through-style="none" fo:font-style="normal" style:font-style-asian="normal" style:font-style-complex="normal" fo:color="#1155cc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7_48" style:family="text"/>
    <style:style style:name="T7_49" style:family="text">
      <style:text-properties style:text-line-through-style="none" fo:font-style="normal" style:font-style-asian="normal" style:font-style-complex="normal" fo:color="#1155cc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7_50" style:family="text"/>
    <style:style style:name="T7_51" style:family="text">
      <style:text-properties style:text-line-through-style="none" fo:font-style="normal" style:font-style-asian="normal" style:font-style-complex="normal" fo:color="#1155cc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7_52" style:family="text"/>
    <style:style style:name="T7_53" style:family="text">
      <style:text-properties style:text-line-through-style="none" fo:font-style="normal" style:font-style-asian="normal" style:font-style-complex="normal" fo:color="#1155cc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7_54" style:family="text"/>
    <style:style style:name="T7_55" style:family="text">
      <style:text-properties style:text-line-through-style="none" fo:font-style="normal" style:font-style-asian="normal" style:font-style-complex="normal" fo:color="#1155cc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7_56" style:family="text"/>
    <style:style style:name="T7_57" style:family="text">
      <style:text-properties style:text-line-through-style="none" fo:font-style="normal" style:font-style-asian="normal" style:font-style-complex="normal" fo:color="#1155cc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7_58" style:family="text"/>
    <style:style style:name="T7_59" style:family="text">
      <style:text-properties style:text-line-through-style="none" fo:font-style="normal" style:font-style-asian="normal" style:font-style-complex="normal" fo:color="#1155cc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7_60" style:family="text"/>
    <style:style style:name="T7_61" style:family="text">
      <style:text-properties style:text-line-through-style="none" fo:font-style="normal" style:font-style-asian="normal" style:font-style-complex="normal" fo:color="#1155cc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7_62" style:family="text"/>
    <style:style style:name="T7_63" style:family="text">
      <style:text-properties style:text-line-through-style="none" fo:font-style="normal" style:font-style-asian="normal" style:font-style-complex="normal" fo:color="#1155cc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7_64" style:family="text"/>
    <style:style style:name="T7_65" style:family="text">
      <style:text-properties style:text-line-through-style="none" fo:font-style="normal" style:font-style-asian="normal" style:font-style-complex="normal" fo:color="#1155cc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7_66" style:family="text"/>
    <style:style style:name="T7_67" style:family="text">
      <style:text-properties style:text-line-through-style="none" fo:font-style="normal" style:font-style-asian="normal" style:font-style-complex="normal" fo:color="#1155cc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7_68" style:family="text"/>
    <style:style style:name="T7_69" style:family="text">
      <style:text-properties style:text-line-through-style="none" fo:font-style="normal" style:font-style-asian="normal" style:font-style-complex="normal" fo:color="#1155cc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7_70" style:family="text">
      <style:text-properties style:font-name="Verdana" style:font-name-asian="Verdana" style:font-name-complex="Verdana"/>
    </style:style>
    <style:style style:name="T7_7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7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7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7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7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7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7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7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7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8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8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8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00%" fo:margin-top="0cm" fo:margin-bottom="0.494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1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1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1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1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2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2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2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2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2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2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2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2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2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2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3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3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3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3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3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3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3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8_3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8_3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8_3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8_4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8_4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8_4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8_4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8_4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8_4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8_4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8_47" style:family="text">
      <style:text-properties style:font-name="Verdana" style:font-name-asian="Verdana" style:font-name-complex="Verdana"/>
    </style:style>
    <style:style style:name="T8_4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8_4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8_5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8_5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8_5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8_5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8_5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8_5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8_5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8_5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8_5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8_5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8_6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_6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8_6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8_6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00%" fo:margin-top="0cm" fo:margin-bottom="0.494cm" fo:margin-right="0cm" style:writing-mode="lr-tb"/>
    </style:style>
    <style:style style:name="T9_1" style:family="text">
      <style:text-properties style:text-line-through-style="none" fo:font-style="italic" style:font-style-asian="italic" style:font-style-complex="italic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italic" style:font-style-asian="italic" style:font-style-complex="italic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italic" style:font-style-asian="italic" style:font-style-complex="italic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italic" style:font-style-asian="italic" style:font-style-complex="italic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italic" style:font-style-asian="italic" style:font-style-complex="italic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italic" style:font-style-asian="italic" style:font-style-complex="italic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italic" style:font-style-asian="italic" style:font-style-complex="italic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italic" style:font-style-asian="italic" style:font-style-complex="italic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italic" style:font-style-asian="italic" style:font-style-complex="italic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italic" style:font-style-asian="italic" style:font-style-complex="italic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italic" style:font-style-asian="italic" style:font-style-complex="italic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italic" style:font-style-asian="italic" style:font-style-complex="italic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2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2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2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2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2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2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2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2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2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3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3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3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3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3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3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3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3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3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3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4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4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4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4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4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4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4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4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4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4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5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5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5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5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5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5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5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5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5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5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6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6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6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6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6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6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6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6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6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6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7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7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7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7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7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7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7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00%" fo:margin-top="0.353cm" fo:margin-bottom="0.494cm" fo:margin-right="0cm" style:writing-mode="lr-tb"/>
    </style:style>
    <style:style style:name="T10_1" style:family="text">
      <style:text-properties style:font-name="Verdana" style:font-name-asian="Verdana" style:font-name-complex="Verdana"/>
    </style:style>
    <style:style style:name="T10_2" style:family="text">
      <style:text-properties style:font-name="Verdana" style:font-name-asian="Verdana" style:font-name-complex="Verdana"/>
    </style:style>
    <style:style style:name="T10_3" style:family="text">
      <style:text-properties style:font-name="Verdana" style:font-name-asian="Verdana" style:font-name-complex="Verdana"/>
    </style:style>
    <style:style style:name="T10_4" style:family="text">
      <style:text-properties style:font-name="Verdana" style:font-name-asian="Verdana" style:font-name-complex="Verdana"/>
    </style:style>
    <style:style style:name="T10_5" style:family="text">
      <style:text-properties style:font-name="Verdana" style:font-name-asian="Verdana" style:font-name-complex="Verdana"/>
    </style:style>
    <style:style style:name="T10_6" style:family="text">
      <style:text-properties style:font-name="Verdana" style:font-name-asian="Verdana" style:font-name-complex="Verdana"/>
    </style:style>
    <style:style style:name="T10_7" style:family="text">
      <style:text-properties style:font-name="Verdana" style:font-name-asian="Verdana" style:font-name-complex="Verdana"/>
    </style:style>
    <style:style style:name="T10_8" style:family="text">
      <style:text-properties style:font-name="Verdana" style:font-name-asian="Verdana" style:font-name-complex="Verdana"/>
    </style:style>
    <style:style style:name="T10_9" style:family="text">
      <style:text-properties style:font-name="Verdana" style:font-name-asian="Verdana" style:font-name-complex="Verdana"/>
    </style:style>
    <style:style style:name="T10_10" style:family="text">
      <style:text-properties style:font-name="Verdana" style:font-name-asian="Verdana" style:font-name-complex="Verdana"/>
    </style:style>
    <style:style style:name="T10_11" style:family="text">
      <style:text-properties style:font-name="Verdana" style:font-name-asian="Verdana" style:font-name-complex="Verdana"/>
    </style:style>
    <style:style style:name="T10_12" style:family="text">
      <style:text-properties style:font-name="Verdana" style:font-name-asian="Verdana" style:font-name-complex="Verdana"/>
    </style:style>
    <style:style style:name="T10_13" style:family="text">
      <style:text-properties style:font-name="Verdana" style:font-name-asian="Verdana" style:font-name-complex="Verdana"/>
    </style:style>
    <style:style style:name="T10_14" style:family="text">
      <style:text-properties style:font-name="Verdana" style:font-name-asian="Verdana" style:font-name-complex="Verdana"/>
    </style:style>
    <style:style style:name="T10_15" style:family="text">
      <style:text-properties style:font-name="Verdana" style:font-name-asian="Verdana" style:font-name-complex="Verdana"/>
    </style:style>
    <style:style style:name="T10_16" style:family="text">
      <style:text-properties style:font-name="Verdana" style:font-name-asian="Verdana" style:font-name-complex="Verdana"/>
    </style:style>
    <style:style style:name="T10_17" style:family="text">
      <style:text-properties style:font-name="Verdana" style:font-name-asian="Verdana" style:font-name-complex="Verdana"/>
    </style:style>
    <style:style style:name="T10_18" style:family="text">
      <style:text-properties style:font-name="Verdana" style:font-name-asian="Verdana" style:font-name-complex="Verdana"/>
    </style:style>
    <style:style style:name="T10_19" style:family="text">
      <style:text-properties style:font-name="Verdana" style:font-name-asian="Verdana" style:font-name-complex="Verdana"/>
    </style:style>
    <style:style style:name="T10_20" style:family="text">
      <style:text-properties style:font-name="Verdana" style:font-name-asian="Verdana" style:font-name-complex="Verdana"/>
    </style:style>
    <style:style style:name="T10_21" style:family="text">
      <style:text-properties style:font-name="Verdana" style:font-name-asian="Verdana" style:font-name-complex="Verdana"/>
    </style:style>
    <style:style style:name="T10_22" style:family="text">
      <style:text-properties style:font-name="Verdana" style:font-name-asian="Verdana" style:font-name-complex="Verdana"/>
    </style:style>
    <style:style style:name="T10_23" style:family="text">
      <style:text-properties style:font-name="Verdana" style:font-name-asian="Verdana" style:font-name-complex="Verdana"/>
    </style:style>
    <style:style style:name="T10_24" style:family="text">
      <style:text-properties style:font-name="Verdana" style:font-name-asian="Verdana" style:font-name-complex="Verdana"/>
    </style:style>
    <style:style style:name="T10_25" style:family="text">
      <style:text-properties style:font-name="Verdana" style:font-name-asian="Verdana" style:font-name-complex="Verdana"/>
    </style:style>
    <style:style style:name="T10_26" style:family="text">
      <style:text-properties style:font-name="Verdana" style:font-name-asian="Verdana" style:font-name-complex="Verdana"/>
    </style:style>
    <style:style style:name="T10_27" style:family="text">
      <style:text-properties style:font-name="Verdana" style:font-name-asian="Verdana" style:font-name-complex="Verdana"/>
    </style:style>
    <style:style style:name="T10_28" style:family="text">
      <style:text-properties style:font-name="Verdana" style:font-name-asian="Verdana" style:font-name-complex="Verdana"/>
    </style:style>
    <style:style style:name="T10_29" style:family="text">
      <style:text-properties style:font-name="Verdana" style:font-name-asian="Verdana" style:font-name-complex="Verdana"/>
    </style:style>
    <style:style style:name="T10_30" style:family="text">
      <style:text-properties style:font-name="Verdana" style:font-name-asian="Verdana" style:font-name-complex="Verdana"/>
    </style:style>
    <style:style style:name="T10_31" style:family="text">
      <style:text-properties style:font-name="Verdana" style:font-name-asian="Verdana" style:font-name-complex="Verdana"/>
    </style:style>
    <style:style style:name="T10_32" style:family="text">
      <style:text-properties style:font-name="Verdana" style:font-name-asian="Verdana" style:font-name-complex="Verdana"/>
    </style:style>
    <style:style style:name="T10_33" style:family="text">
      <style:text-properties style:font-name="Verdana" style:font-name-asian="Verdana" style:font-name-complex="Verdana"/>
    </style:style>
    <style:style style:name="T10_34" style:family="text">
      <style:text-properties style:font-name="Verdana" style:font-name-asian="Verdana" style:font-name-complex="Verdana"/>
    </style:style>
    <style:style style:name="T10_35" style:family="text">
      <style:text-properties style:font-name="Verdana" style:font-name-asian="Verdana" style:font-name-complex="Verdana"/>
    </style:style>
    <style:style style:name="T10_36" style:family="text">
      <style:text-properties style:font-name="Verdana" style:font-name-asian="Verdana" style:font-name-complex="Verdana"/>
    </style:style>
    <style:style style:name="T10_37" style:family="text">
      <style:text-properties style:font-name="Verdana" style:font-name-asian="Verdana" style:font-name-complex="Verdana"/>
    </style:style>
    <style:style style:name="T10_38" style:family="text">
      <style:text-properties style:font-name="Verdana" style:font-name-asian="Verdana" style:font-name-complex="Verdana"/>
    </style:style>
    <style:style style:name="T10_39" style:family="text">
      <style:text-properties style:font-name="Verdana" style:font-name-asian="Verdana" style:font-name-complex="Verdana"/>
    </style:style>
    <style:style style:name="T10_40" style:family="text">
      <style:text-properties style:font-name="Verdana" style:font-name-asian="Verdana" style:font-name-complex="Verdana"/>
    </style:style>
    <style:style style:name="T10_41" style:family="text">
      <style:text-properties style:font-name="Verdana" style:font-name-asian="Verdana" style:font-name-complex="Verdana"/>
    </style:style>
    <style:style style:name="T10_42" style:family="text">
      <style:text-properties style:font-name="Verdana" style:font-name-asian="Verdana" style:font-name-complex="Verdana"/>
    </style:style>
    <style:style style:name="T10_43" style:family="text">
      <style:text-properties style:font-name="Verdana" style:font-name-asian="Verdana" style:font-name-complex="Verdana"/>
    </style:style>
    <style:style style:name="T10_44" style:family="text">
      <style:text-properties style:font-name="Verdana" style:font-name-asian="Verdana" style:font-name-complex="Verdana"/>
    </style:style>
    <style:style style:name="T10_45" style:family="text">
      <style:text-properties style:font-name="Verdana" style:font-name-asian="Verdana" style:font-name-complex="Verdana"/>
    </style:style>
    <style:style style:name="T10_46" style:family="text">
      <style:text-properties style:font-name="Verdana" style:font-name-asian="Verdana" style:font-name-complex="Verdana"/>
    </style:style>
    <style:style style:name="T10_47" style:family="text">
      <style:text-properties style:font-name="Verdana" style:font-name-asian="Verdana" style:font-name-complex="Verdana"/>
    </style:style>
    <style:style style:name="T10_48" style:family="text">
      <style:text-properties style:font-name="Verdana" style:font-name-asian="Verdana" style:font-name-complex="Verdana"/>
    </style:style>
    <style:style style:name="T10_49" style:family="text">
      <style:text-properties style:font-name="Verdana" style:font-name-asian="Verdana" style:font-name-complex="Verdana"/>
    </style:style>
    <style:style style:name="T10_50" style:family="text">
      <style:text-properties style:font-name="Verdana" style:font-name-asian="Verdana" style:font-name-complex="Verdana"/>
    </style:style>
    <style:style style:name="T10_51" style:family="text">
      <style:text-properties style:font-name="Verdana" style:font-name-asian="Verdana" style:font-name-complex="Verdana"/>
    </style:style>
    <style:style style:name="T10_52" style:family="text">
      <style:text-properties style:font-name="Verdana" style:font-name-asian="Verdana" style:font-name-complex="Verdana"/>
    </style:style>
    <style:style style:name="T10_53" style:family="text">
      <style:text-properties style:font-name="Verdana" style:font-name-asian="Verdana" style:font-name-complex="Verdana"/>
    </style:style>
    <style:style style:name="T10_54" style:family="text">
      <style:text-properties style:font-name="Verdana" style:font-name-asian="Verdana" style:font-name-complex="Verdana"/>
    </style:style>
    <style:style style:name="T10_55" style:family="text">
      <style:text-properties style:font-name="Verdana" style:font-name-asian="Verdana" style:font-name-complex="Verdana"/>
    </style:style>
    <style:style style:name="T10_56" style:family="text">
      <style:text-properties style:font-name="Verdana" style:font-name-asian="Verdana" style:font-name-complex="Verdana"/>
    </style:style>
    <style:style style:name="T10_57" style:family="text">
      <style:text-properties style:font-name="Verdana" style:font-name-asian="Verdana" style:font-name-complex="Verdana"/>
    </style:style>
    <style:style style:name="T10_58" style:family="text">
      <style:text-properties style:font-name="Verdana" style:font-name-asian="Verdana" style:font-name-complex="Verdana"/>
    </style:style>
    <style:style style:name="T10_59" style:family="text">
      <style:text-properties style:font-name="Verdana" style:font-name-asian="Verdana" style:font-name-complex="Verdana"/>
    </style:style>
    <style:style style:name="T10_60" style:family="text">
      <style:text-properties style:font-name="Verdana" style:font-name-asian="Verdana" style:font-name-complex="Verdana"/>
    </style:style>
    <style:style style:name="T10_61" style:family="text">
      <style:text-properties style:font-name="Verdana" style:font-name-asian="Verdana" style:font-name-complex="Verdana"/>
    </style:style>
    <style:style style:name="T10_62" style:family="text">
      <style:text-properties style:font-name="Verdana" style:font-name-asian="Verdana" style:font-name-complex="Verdana"/>
    </style:style>
    <style:style style:name="T10_63" style:family="text">
      <style:text-properties style:font-name="Verdana" style:font-name-asian="Verdana" style:font-name-complex="Verdana"/>
    </style:style>
    <style:style style:name="T10_64" style:family="text">
      <style:text-properties style:font-name="Verdana" style:font-name-asian="Verdana" style:font-name-complex="Verdana"/>
    </style:style>
    <style:style style:name="T10_65" style:family="text">
      <style:text-properties style:font-name="Verdana" style:font-name-asian="Verdana" style:font-name-complex="Verdana"/>
    </style:style>
    <style:style style:name="T10_66" style:family="text">
      <style:text-properties style:font-name="Verdana" style:font-name-asian="Verdana" style:font-name-complex="Verdana"/>
    </style:style>
    <style:style style:name="T10_67" style:family="text">
      <style:text-properties style:font-name="Verdana" style:font-name-asian="Verdana" style:font-name-complex="Verdana"/>
    </style:style>
    <style:style style:name="T10_68" style:family="text">
      <style:text-properties style:font-name="Verdana" style:font-name-asian="Verdana" style:font-name-complex="Verdana"/>
    </style:style>
    <style:style style:name="T10_69" style:family="text">
      <style:text-properties style:font-name="Verdana" style:font-name-asian="Verdana" style:font-name-complex="Verdana"/>
    </style:style>
    <style:style style:name="T10_70" style:family="text">
      <style:text-properties style:font-name="Verdana" style:font-name-asian="Verdana" style:font-name-complex="Verdana"/>
    </style:style>
    <style:style style:name="T10_71" style:family="text">
      <style:text-properties style:font-name="Verdana" style:font-name-asian="Verdana" style:font-name-complex="Verdana"/>
    </style:style>
    <style:style style:name="T10_72" style:family="text">
      <style:text-properties style:font-name="Verdana" style:font-name-asian="Verdana" style:font-name-complex="Verdana"/>
    </style:style>
    <style:style style:name="T10_73" style:family="text">
      <style:text-properties style:font-name="Verdana" style:font-name-asian="Verdana" style:font-name-complex="Verdana"/>
    </style:style>
    <style:style style:name="T10_74" style:family="text">
      <style:text-properties style:font-name="Verdana" style:font-name-asian="Verdana" style:font-name-complex="Verdana"/>
    </style:style>
    <style:style style:name="T10_75" style:family="text">
      <style:text-properties style:font-name="Verdana" style:font-name-asian="Verdana" style:font-name-complex="Verdana"/>
    </style:style>
    <style:style style:name="T10_76" style:family="text">
      <style:text-properties style:font-name="Verdana" style:font-name-asian="Verdana" style:font-name-complex="Verdana"/>
    </style:style>
    <style:style style:name="P11" style:family="paragraph" style:parent-style-name="Standard">
      <style:paragraph-properties fo:text-align="left" fo:break-before="auto" fo:line-height="100%" fo:margin-top="0cm" fo:margin-bottom="0.494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1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1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1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2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2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2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2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2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2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2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2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2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2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3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3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3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3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3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3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3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3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3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3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4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1_4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1_4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1_4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1_4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1_4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1_4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1_4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1_4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1_4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1_5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1_5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1_5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1_5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1_5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1_5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1_5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1_5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1_5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1_5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1_6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1_6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1_62" style:family="text">
      <style:text-properties style:font-name="Courier New" style:font-name-asian="Courier New" style:font-name-complex="Courier New"/>
    </style:style>
    <style:style style:name="T11_63" style:family="text">
      <style:text-properties style:font-name="Courier New" style:font-name-asian="Courier New" style:font-name-complex="Courier New"/>
    </style:style>
    <style:style style:name="T11_6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1_65" style:family="text">
      <style:text-properties style:font-name="Courier New" style:font-name-asian="Courier New" style:font-name-complex="Courier New"/>
    </style:style>
    <style:style style:name="T11_66" style:family="text">
      <style:text-properties style:font-name="Courier New" style:font-name-asian="Courier New" style:font-name-complex="Courier New"/>
    </style:style>
    <style:style style:name="T11_67" style:family="text">
      <style:text-properties style:font-name="Courier New" style:font-name-asian="Courier New" style:font-name-complex="Courier New"/>
    </style:style>
    <style:style style:name="T11_68" style:family="text">
      <style:text-properties style:font-name="Courier New" style:font-name-asian="Courier New" style:font-name-complex="Courier New"/>
    </style:style>
    <style:style style:name="T11_6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1_7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1_7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00%" fo:margin-top="0cm" fo:margin-bottom="0.494cm" fo:margin-right="0cm" style:writing-mode="lr-tb"/>
    </style:style>
    <style:style style:name="T12_1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2_2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2_3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2_4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2_5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2_6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2_7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2_8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2_9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2_10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2_11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2_12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2_13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2_14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2_15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2_16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2_17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2_18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2_19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2_20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2_21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2_22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2_2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_2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_2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_2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_3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_3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_3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_3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_3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_3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_3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_3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_3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_3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00%" fo:margin-top="0cm" fo:margin-bottom="0.494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3_2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3_2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3_2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3_2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3_2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3_2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3_2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3_2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3_2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_30" style:family="text">
      <style:text-properties style:font-name="Verdana" style:font-name-asian="Verdana" style:font-name-complex="Verdana"/>
    </style:style>
    <style:style style:name="T13_31" style:family="text">
      <style:text-properties style:font-name="Verdana" style:font-name-asian="Verdana" style:font-name-complex="Verdana"/>
    </style:style>
    <style:style style:name="T13_32" style:family="text">
      <style:text-properties style:font-name="Verdana" style:font-name-asian="Verdana" style:font-name-complex="Verdana"/>
    </style:style>
    <style:style style:name="T13_33" style:family="text">
      <style:text-properties style:font-name="Verdana" style:font-name-asian="Verdana" style:font-name-complex="Verdana"/>
    </style:style>
    <style:style style:name="T13_34" style:family="text">
      <style:text-properties style:font-name="Verdana" style:font-name-asian="Verdana" style:font-name-complex="Verdana"/>
    </style:style>
    <style:style style:name="T13_35" style:family="text">
      <style:text-properties style:font-name="Verdana" style:font-name-asian="Verdana" style:font-name-complex="Verdana"/>
    </style:style>
    <style:style style:name="T13_36" style:family="text">
      <style:text-properties style:font-name="Verdana" style:font-name-asian="Verdana" style:font-name-complex="Verdana"/>
    </style:style>
    <style:style style:name="T13_37" style:family="text">
      <style:text-properties style:font-name="Verdana" style:font-name-asian="Verdana" style:font-name-complex="Verdana"/>
    </style:style>
    <style:style style:name="T13_38" style:family="text">
      <style:text-properties style:font-name="Verdana" style:font-name-asian="Verdana" style:font-name-complex="Verdana"/>
    </style:style>
    <style:style style:name="T13_39" style:family="text">
      <style:text-properties style:font-name="Verdana" style:font-name-asian="Verdana" style:font-name-complex="Verdana"/>
    </style:style>
    <style:style style:name="T13_40" style:family="text">
      <style:text-properties style:font-name="Verdana" style:font-name-asian="Verdana" style:font-name-complex="Verdana"/>
    </style:style>
    <style:style style:name="T13_41" style:family="text">
      <style:text-properties style:font-name="Verdana" style:font-name-asian="Verdana" style:font-name-complex="Verdana"/>
    </style:style>
    <style:style style:name="T13_42" style:family="text">
      <style:text-properties style:font-name="Verdana" style:font-name-asian="Verdana" style:font-name-complex="Verdana"/>
    </style:style>
    <style:style style:name="T13_43" style:family="text">
      <style:text-properties style:font-name="Verdana" style:font-name-asian="Verdana" style:font-name-complex="Verdana"/>
    </style:style>
    <style:style style:name="T13_44" style:family="text">
      <style:text-properties style:font-name="Verdana" style:font-name-asian="Verdana" style:font-name-complex="Verdana"/>
    </style:style>
    <style:style style:name="T13_45" style:family="text">
      <style:text-properties style:font-name="Verdana" style:font-name-asian="Verdana" style:font-name-complex="Verdana"/>
    </style:style>
    <style:style style:name="T13_46" style:family="text">
      <style:text-properties style:font-name="Verdana" style:font-name-asian="Verdana" style:font-name-complex="Verdana"/>
    </style:style>
    <style:style style:name="T13_47" style:family="text">
      <style:text-properties style:font-name="Verdana" style:font-name-asian="Verdana" style:font-name-complex="Verdana"/>
    </style:style>
    <style:style style:name="T13_48" style:family="text">
      <style:text-properties style:font-name="Verdana" style:font-name-asian="Verdana" style:font-name-complex="Verdana"/>
    </style:style>
    <style:style style:name="T13_49" style:family="text">
      <style:text-properties style:font-name="Verdana" style:font-name-asian="Verdana" style:font-name-complex="Verdana"/>
    </style:style>
    <style:style style:name="T13_50" style:family="text">
      <style:text-properties style:font-name="Verdana" style:font-name-asian="Verdana" style:font-name-complex="Verdana"/>
    </style:style>
    <style:style style:name="T13_51" style:family="text">
      <style:text-properties style:font-name="Verdana" style:font-name-asian="Verdana" style:font-name-complex="Verdana"/>
    </style:style>
    <style:style style:name="P1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4_1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4_2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4_3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4_4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4_5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4_6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4_7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4_8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4_9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4_10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4_11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4_12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4_13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4_14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4_15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4_16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4_17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P1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5_1" style:family="text">
      <style:text-properties style:font-name="Courier New" style:font-name-asian="Courier New" style:font-name-complex="Courier New"/>
    </style:style>
    <style:style style:name="T15_2" style:family="text">
      <style:text-properties style:font-name="Courier New" style:font-name-asian="Courier New" style:font-name-complex="Courier New"/>
    </style:style>
    <style:style style:name="T15_3" style:family="text">
      <style:text-properties style:font-name="Courier New" style:font-name-asian="Courier New" style:font-name-complex="Courier New"/>
    </style:style>
    <style:style style:name="T15_4" style:family="text">
      <style:text-properties style:font-name="Courier New" style:font-name-asian="Courier New" style:font-name-complex="Courier New"/>
    </style:style>
    <style:style style:name="T15_5" style:family="text">
      <style:text-properties style:font-name="Courier New" style:font-name-asian="Courier New" style:font-name-complex="Courier New"/>
    </style:style>
    <style:style style:name="T15_6" style:family="text">
      <style:text-properties style:font-name="Courier New" style:font-name-asian="Courier New" style:font-name-complex="Courier New"/>
    </style:style>
    <style:style style:name="T15_7" style:family="text">
      <style:text-properties style:font-name="Courier New" style:font-name-asian="Courier New" style:font-name-complex="Courier New"/>
    </style:style>
    <style:style style:name="T15_8" style:family="text">
      <style:text-properties style:font-name="Courier New" style:font-name-asian="Courier New" style:font-name-complex="Courier New"/>
    </style:style>
    <style:style style:name="T15_9" style:family="text">
      <style:text-properties style:font-name="Courier New" style:font-name-asian="Courier New" style:font-name-complex="Courier New"/>
    </style:style>
    <style:style style:name="T15_10" style:family="text">
      <style:text-properties style:font-name="Courier New" style:font-name-asian="Courier New" style:font-name-complex="Courier New"/>
    </style:style>
    <style:style style:name="T15_11" style:family="text">
      <style:text-properties style:font-name="Courier New" style:font-name-asian="Courier New" style:font-name-complex="Courier New"/>
    </style:style>
    <style:style style:name="T15_12" style:family="text">
      <style:text-properties style:font-name="Courier New" style:font-name-asian="Courier New" style:font-name-complex="Courier New"/>
    </style:style>
    <style:style style:name="T15_13" style:family="text">
      <style:text-properties style:font-name="Courier New" style:font-name-asian="Courier New" style:font-name-complex="Courier New"/>
    </style:style>
    <style:style style:name="T15_14" style:family="text">
      <style:text-properties style:font-name="Courier New" style:font-name-asian="Courier New" style:font-name-complex="Courier New"/>
    </style:style>
    <style:style style:name="T15_15" style:family="text">
      <style:text-properties style:font-name="Courier New" style:font-name-asian="Courier New" style:font-name-complex="Courier New"/>
    </style:style>
    <style:style style:name="T15_16" style:family="text">
      <style:text-properties style:font-name="Courier New" style:font-name-asian="Courier New" style:font-name-complex="Courier New"/>
    </style:style>
    <style:style style:name="T15_17" style:family="text">
      <style:text-properties style:font-name="Courier New" style:font-name-asian="Courier New" style:font-name-complex="Courier New"/>
    </style:style>
    <style:style style:name="T15_18" style:family="text">
      <style:text-properties style:font-name="Courier New" style:font-name-asian="Courier New" style:font-name-complex="Courier New"/>
    </style:style>
    <style:style style:name="P16" style:family="paragraph" style:parent-style-name="Standard">
      <style:paragraph-properties fo:text-align="left" fo:break-before="auto" fo:line-height="100%" fo:margin-top="0cm" fo:margin-right="0cm" style:writing-mode="lr-tb"/>
      <style:text-properties style:font-name="Verdana" style:font-name-asian="Verdana" style:font-name-complex="Verdana" fo:font-weight="bold" style:font-weight-asian="bold" style:font-weight-complex="bold"/>
    </style:style>
    <style:style style:name="P1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7_1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7_2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7_3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7_4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7_5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7_6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7_7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7_8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7_9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7_10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7_11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7_12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7_13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T17_14" style:family="text">
      <style:text-properties fo:font-style="italic" style:font-style-asian="italic" style:font-style-complex="italic" fo:color="#006600" style:font-name="Courier New" style:font-name-asian="Courier New" style:font-name-complex="Courier New"/>
    </style:style>
    <style:style style:name="P1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8_1" style:family="text">
      <style:text-properties style:font-name="Courier New" style:font-name-asian="Courier New" style:font-name-complex="Courier New"/>
    </style:style>
    <style:style style:name="T18_2" style:family="text">
      <style:text-properties style:font-name="Courier New" style:font-name-asian="Courier New" style:font-name-complex="Courier New"/>
    </style:style>
    <style:style style:name="T18_3" style:family="text">
      <style:text-properties style:font-name="Courier New" style:font-name-asian="Courier New" style:font-name-complex="Courier New"/>
    </style:style>
    <style:style style:name="T18_4" style:family="text">
      <style:text-properties style:font-name="Courier New" style:font-name-asian="Courier New" style:font-name-complex="Courier New"/>
    </style:style>
    <style:style style:name="T18_5" style:family="text">
      <style:text-properties style:font-name="Courier New" style:font-name-asian="Courier New" style:font-name-complex="Courier New"/>
    </style:style>
    <style:style style:name="T18_6" style:family="text">
      <style:text-properties style:font-name="Courier New" style:font-name-asian="Courier New" style:font-name-complex="Courier New"/>
    </style:style>
    <style:style style:name="T18_7" style:family="text">
      <style:text-properties style:font-name="Courier New" style:font-name-asian="Courier New" style:font-name-complex="Courier New"/>
    </style:style>
    <style:style style:name="T18_8" style:family="text">
      <style:text-properties style:font-name="Courier New" style:font-name-asian="Courier New" style:font-name-complex="Courier New"/>
    </style:style>
    <style:style style:name="T18_9" style:family="text">
      <style:text-properties style:font-name="Courier New" style:font-name-asian="Courier New" style:font-name-complex="Courier New"/>
    </style:style>
    <style:style style:name="T18_10" style:family="text">
      <style:text-properties style:font-name="Courier New" style:font-name-asian="Courier New" style:font-name-complex="Courier New"/>
    </style:style>
    <style:style style:name="T18_11" style:family="text">
      <style:text-properties style:font-name="Courier New" style:font-name-asian="Courier New" style:font-name-complex="Courier New"/>
    </style:style>
    <style:style style:name="T18_12" style:family="text">
      <style:text-properties style:font-name="Courier New" style:font-name-asian="Courier New" style:font-name-complex="Courier New"/>
    </style:style>
    <style:style style:name="T18_13" style:family="text">
      <style:text-properties style:font-name="Courier New" style:font-name-asian="Courier New" style:font-name-complex="Courier New"/>
    </style:style>
    <style:style style:name="T18_14" style:family="text">
      <style:text-properties style:font-name="Courier New" style:font-name-asian="Courier New" style:font-name-complex="Courier New"/>
    </style:style>
    <style:style style:name="T18_15" style:family="text">
      <style:text-properties style:font-name="Courier New" style:font-name-asian="Courier New" style:font-name-complex="Courier New"/>
    </style:style>
    <style:style style:name="T18_16" style:family="text">
      <style:text-properties style:font-name="Courier New" style:font-name-asian="Courier New" style:font-name-complex="Courier New"/>
    </style:style>
    <style:style style:name="T18_17" style:family="text">
      <style:text-properties style:font-name="Courier New" style:font-name-asian="Courier New" style:font-name-complex="Courier New"/>
    </style:style>
    <style:style style:name="T18_18" style:family="text">
      <style:text-properties style:font-name="Courier New" style:font-name-asian="Courier New" style:font-name-complex="Courier New"/>
    </style:style>
    <style:style style:name="P19" style:family="paragraph" style:parent-style-name="Standard">
      <style:paragraph-properties fo:text-align="left" fo:break-before="auto" fo:line-height="100%" fo:margin-top="0cm" fo:margin-bottom="0.494cm" fo:margin-right="0cm" style:writing-mode="lr-tb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P20" style:family="paragraph" style:parent-style-name="Standard">
      <style:paragraph-properties fo:text-align="left" fo:break-before="auto" fo:line-height="100%" fo:margin-top="0cm" fo:margin-bottom="0.494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2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2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2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2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2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2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2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2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3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3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3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3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3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3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3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3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3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0_3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4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4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4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4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4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4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4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4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4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4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5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5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5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5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5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5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5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5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5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5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6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6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6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6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6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6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6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6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6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6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7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7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7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7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7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7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7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7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7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7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8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8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8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8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8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8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8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8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8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8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9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9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9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9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94" style:family="text">
      <style:text-properties style:font-name="Verdana" style:font-name-asian="Verdana" style:font-name-complex="Verdana"/>
    </style:style>
    <style:style style:name="T20_9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9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9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9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9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0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0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0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03" style:family="text">
      <style:text-properties style:text-line-through-style="none" fo:font-style="italic" style:font-style-asian="italic" style:font-style-complex="italic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104" style:family="text">
      <style:text-properties style:text-line-through-style="none" fo:font-style="italic" style:font-style-asian="italic" style:font-style-complex="italic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105" style:family="text">
      <style:text-properties style:text-line-through-style="none" fo:font-style="italic" style:font-style-asian="italic" style:font-style-complex="italic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106" style:family="text">
      <style:text-properties style:text-line-through-style="none" fo:font-style="italic" style:font-style-asian="italic" style:font-style-complex="italic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107" style:family="text">
      <style:text-properties style:text-line-through-style="none" fo:font-style="italic" style:font-style-asian="italic" style:font-style-complex="italic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108" style:family="text">
      <style:text-properties style:text-line-through-style="none" fo:font-style="italic" style:font-style-asian="italic" style:font-style-complex="italic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109" style:family="text">
      <style:text-properties style:text-line-through-style="none" fo:font-style="italic" style:font-style-asian="italic" style:font-style-complex="italic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110" style:family="text">
      <style:text-properties style:text-line-through-style="none" fo:font-style="italic" style:font-style-asian="italic" style:font-style-complex="italic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111" style:family="text">
      <style:text-properties style:text-line-through-style="none" fo:font-style="italic" style:font-style-asian="italic" style:font-style-complex="italic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112" style:family="text">
      <style:text-properties style:text-line-through-style="none" fo:font-style="italic" style:font-style-asian="italic" style:font-style-complex="italic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113" style:family="text">
      <style:text-properties style:text-line-through-style="none" fo:font-style="italic" style:font-style-asian="italic" style:font-style-complex="italic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114" style:family="text">
      <style:text-properties style:text-line-through-style="none" fo:font-style="italic" style:font-style-asian="italic" style:font-style-complex="italic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115" style:family="text">
      <style:text-properties style:text-line-through-style="none" fo:font-style="italic" style:font-style-asian="italic" style:font-style-complex="italic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116" style:family="text">
      <style:text-properties style:text-line-through-style="none" fo:font-style="italic" style:font-style-asian="italic" style:font-style-complex="italic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117" style:family="text">
      <style:text-properties style:text-line-through-style="none" fo:font-style="italic" style:font-style-asian="italic" style:font-style-complex="italic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118" style:family="text">
      <style:text-properties style:text-line-through-style="none" fo:font-style="italic" style:font-style-asian="italic" style:font-style-complex="italic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119" style:family="text">
      <style:text-properties style:text-line-through-style="none" fo:font-style="italic" style:font-style-asian="italic" style:font-style-complex="italic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120" style:family="text">
      <style:text-properties style:text-line-through-style="none" fo:font-style="italic" style:font-style-asian="italic" style:font-style-complex="italic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12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12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12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12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12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2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2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2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2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3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3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3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3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3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3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3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13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13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13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14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4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4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4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4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4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4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4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4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4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5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5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5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5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5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5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5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5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5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5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6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00%" fo:margin-top="0cm" fo:margin-bottom="0.494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2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2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2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2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2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2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3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3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3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3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3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3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3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3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3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3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4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4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4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4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4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4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4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4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4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4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5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5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5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5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5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5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5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5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5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5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6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6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6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6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6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6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6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6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6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6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7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7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7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7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7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7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7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7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7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7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8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8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8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8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8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8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8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8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8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8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00%" fo:margin-top="0cm" fo:margin-bottom="0.494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2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2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2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2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2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2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2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2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2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2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3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3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3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3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3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3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3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3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3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3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4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4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4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4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4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4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4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_4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4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4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5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5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5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5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5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5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5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_5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5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5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6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6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6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6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6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6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6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6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6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6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7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7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7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7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7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7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7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7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7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7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8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8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8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8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8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8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8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8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8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8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9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9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9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9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9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9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9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9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9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9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0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0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0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0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0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0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0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0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0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0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1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1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1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1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1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1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1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1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1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1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2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2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2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2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2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2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2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2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2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2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3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3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3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3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3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3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3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3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3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3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4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4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4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4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4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4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4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4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4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4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5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5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5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5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5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5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5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5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5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5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6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6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6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6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6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6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6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6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6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6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7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7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7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7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7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7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7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7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7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7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8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8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8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8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8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8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8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8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8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8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9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9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9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9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00%" fo:margin-top="0cm" fo:margin-bottom="0.494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66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2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2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2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<text:a xlink:type="simple" xlink:href="https://docs.google.com/document/d/1kXc_yzzuHkjnfIp_qU3IIP4lfj06KFgoKbTZEQlyiFA/edit?hl=en_US"><text:span text:style-name="T1_2">word</text:span></text:a></text:span><text:span text:style-name="T1_3"><text:s text:c="2"/></text:span><text:span text:style-name="T1_4"><text:a xlink:type="simple" xlink:href="https://docs.google.com/document/d/1pR1kc27OwTEGZ4BavhYT4RVvAtlEEUzueT9T-URY9t0/edit?hl=en_US"><text:span text:style-name="T1_5">toc</text:span></text:a></text:span></text:p>
      <text:p text:style-name="P2"><text:span text:style-name="T2_1">Linux</text:span><text:span text:style-name="T2_2"><text:s/></text:span><text:span text:style-name="T2_3">Notes</text:span><text:span text:style-name="T2_4"><text:s/></text:span></text:p>
      <text:p text:style-name="P3"><text:span text:style-name="T3_1">Before</text:span><text:span text:style-name="T3_2"> </text:span><text:span text:style-name="T3_3">using</text:span><text:span text:style-name="T3_4"><text:s/></text:span><text:span text:style-name="T3_5">JOD</text:span><text:span text:style-name="T3_6"> </text:span><text:span text:style-name="T3_7">on</text:span><text:span text:style-name="T3_8"> </text:span><text:span text:style-name="T3_9">Linux</text:span><text:span text:style-name="T3_10"> </text:span><text:span text:style-name="T3_11">machines</text:span><text:span text:style-name="T3_12"> </text:span><text:span text:style-name="T3_13">please</text:span><text:span text:style-name="T3_14"> </text:span><text:span text:style-name="T3_15">read</text:span><text:span text:style-name="T3_16"> </text:span><text:span text:style-name="T3_17">these</text:span><text:span text:style-name="T3_18"> </text:span><text:span text:style-name="T3_19">notes</text:span><text:span text:style-name="T3_20">.</text:span></text:p>
      <text:p text:style-name="P4"><text:span text:style-name="T4_1">The</text:span><text:span text:style-name="T4_2"><text:s/></text:span><text:span text:style-name="T4_3">Linux</text:span><text:span text:style-name="T4_4"><text:s/></text:span><text:span text:style-name="T4_5">version</text:span><text:span text:style-name="T4_6"><text:s/></text:span><text:span text:style-name="T4_7">of</text:span><text:span text:style-name="T4_8"><text:s/></text:span><text:span text:style-name="T4_9">JOD</text:span><text:span text:style-name="T4_10"><text:s/></text:span><text:span text:style-name="T4_11">requires</text:span><text:span text:style-name="T4_12"><text:s/></text:span><text:span text:style-name="T4_13">J</text:span><text:span text:style-name="T4_14"><text:s/>7.01<text:s/></text:span><text:span text:style-name="T4_15">or</text:span><text:span text:style-name="T4_16"><text:s/></text:span><text:span text:style-name="T4_17">above</text:span><text:span text:style-name="T4_18">.<text:s text:c="2"/></text:span><text:span text:style-name="T4_19">JOD</text:span><text:span text:style-name="T4_20"><text:s/></text:span><text:span text:style-name="T4_21">may</text:span><text:span text:style-name="T4_22"><text:s/></text:span><text:span text:style-name="T4_23">work</text:span><text:span text:style-name="T4_24"><text:s/></text:span><text:span text:style-name="T4_25">on</text:span><text:span text:style-name="T4_26"><text:s/></text:span><text:span text:style-name="T4_27">earliar</text:span><text:span text:style-name="T4_28"><text:s/></text:span><text:span text:style-name="T4_29">Linux</text:span><text:span text:style-name="T4_30"><text:s/></text:span><text:span text:style-name="T4_31">versions</text:span><text:span text:style-name="T4_32"><text:s/></text:span><text:span text:style-name="T4_33">of</text:span><text:span text:style-name="T4_34"><text:s/></text:span><text:span text:style-name="T4_35">J</text:span><text:span text:style-name="T4_36"><text:s/></text:span><text:span text:style-name="T4_37">but</text:span><text:span text:style-name="T4_38"><text:s/></text:span><text:span text:style-name="T4_39">I</text:span><text:span text:style-name="T4_40"><text:s/></text:span><text:span text:style-name="T4_41">haven</text:span><text:span text:style-name="T4_42">’</text:span><text:span text:style-name="T4_43">t</text:span><text:span text:style-name="T4_44"><text:s/></text:span><text:span text:style-name="T4_45">tested</text:span><text:span text:style-name="T4_46"><text:s/></text:span><text:span text:style-name="T4_47">on</text:span><text:span text:style-name="T4_48"><text:s/></text:span><text:span text:style-name="T4_49">earliar</text:span><text:span text:style-name="T4_50"><text:s/></text:span><text:span text:style-name="T4_51">versions</text:span><text:span text:style-name="T4_52"><text:s/></text:span><text:span text:style-name="T4_53">of</text:span><text:span text:style-name="T4_54"><text:s/></text:span><text:span text:style-name="T4_55">J</text:span><text:span text:style-name="T4_56">.<text:s/></text:span></text:p>
      <text:p text:style-name="P5"><text:span text:style-name="T5_1">JOD</text:span><text:span text:style-name="T5_2"><text:s/></text:span><text:span text:style-name="T5_3">PDF</text:span><text:span text:style-name="T5_4"><text:s/></text:span><text:span text:style-name="T5_5">documentation</text:span><text:span text:style-name="T5_6"><text:s/></text:span><text:span text:style-name="T5_7">is</text:span><text:span text:style-name="T5_8"><text:s/></text:span><text:span text:style-name="T5_9">distributed</text:span><text:span text:style-name="T5_10"><text:s/></text:span><text:span text:style-name="T5_11">in</text:span><text:span text:style-name="T5_12"><text:s/></text:span><text:span text:style-name="T5_13">the</text:span><text:span text:style-name="T5_14"><text:s/></text:span><text:span text:style-name="T5_15">JODDOCUMENT</text:span><text:span text:style-name="T5_16"><text:s/></text:span><text:span text:style-name="T5_17">addon</text:span><text:span text:style-name="T5_18">.</text:span><text:span text:style-name="T5_19"><text:s/></text:span><text:span text:style-name="T5_20">Install</text:span><text:span text:style-name="T5_21"><text:s/></text:span><text:span text:style-name="T5_22">general</text:span><text:span text:style-name="T5_23">/</text:span><text:span text:style-name="T5_24">joddocument</text:span><text:span text:style-name="T5_25"><text:s/></text:span><text:span text:style-name="T5_26">to</text:span><text:span text:style-name="T5_27"><text:s/></text:span><text:span text:style-name="T5_28">place</text:span><text:span text:style-name="T5_29"><text:s/></text:span><text:span text:style-name="T5_30"><text:a xlink:type="simple" xlink:href="https://www.box.com/shared/gajfu50gc0"><text:span text:style-name="T5_31">jod</text:span></text:a></text:span><text:span text:style-name="T5_32"><text:a xlink:type="simple" xlink:href="https://www.box.com/shared/gajfu50gc0"><text:span text:style-name="T5_33">.</text:span></text:a></text:span><text:span text:style-name="T5_34"><text:a xlink:type="simple" xlink:href="https://www.box.com/shared/gajfu50gc0"><text:span text:style-name="T5_35">pdf</text:span></text:a></text:span><text:span text:style-name="T5_36"><text:s/></text:span><text:span text:style-name="T5_37">in</text:span><text:span text:style-name="T5_38"><text:s/></text:span><text:span text:style-name="T5_39">the</text:span><text:span text:style-name="T5_40"><text:s/></text:span><text:span text:style-name="T5_41">directories</text:span><text:span text:style-name="T5_42"><text:s/></text:span><text:span text:style-name="T5_43">searched</text:span><text:span text:style-name="T5_44"><text:s/></text:span><text:span text:style-name="T5_45">by</text:span><text:span text:style-name="T5_46"><text:s/></text:span><text:span text:style-name="T5_47"><text:a xlink:type="simple" xlink:href="https://docs.google.com/document/d/1p9dyoymZ-q9YEkqS8sZa-VwV2FPxTf8KdlUvqSIkR8w/edit?hl=en_US"><text:span text:style-name="T5_48">jodhelp</text:span></text:a></text:span><text:span text:style-name="T5_49">.</text:span></text:p>
      <text:p text:style-name="P6"><text:span text:style-name="T6_1">J</text:span><text:span text:style-name="T6_2">OD</text:span><text:span text:style-name="T6_3"> </text:span><text:span text:style-name="T6_4">source</text:span><text:span text:style-name="T6_5"> </text:span><text:span text:style-name="T6_6">code</text:span><text:span text:style-name="T6_7"> </text:span><text:span text:style-name="T6_8">is</text:span><text:span text:style-name="T6_9"> </text:span><text:span text:style-name="T6_10">distributed</text:span><text:span text:style-name="T6_11"> </text:span><text:span text:style-name="T6_12">in</text:span><text:span text:style-name="T6_13"> </text:span><text:span text:style-name="T6_14">the</text:span><text:span text:style-name="T6_15"> </text:span><text:span text:style-name="T6_16">JODSOURCE</text:span><text:span text:style-name="T6_17"> </text:span><text:span text:style-name="T6_18">addon</text:span><text:span text:style-name="T6_19">.</text:span><text:span text:style-name="T6_20"> </text:span><text:span text:style-name="T6_21">Install</text:span><text:span text:style-name="T6_22"> </text:span><text:span text:style-name="T6_23">general</text:span><text:span text:style-name="T6_24">/</text:span><text:span text:style-name="T6_25">jodsource</text:span><text:span text:style-name="T6_26"><text:s/></text:span><text:span text:style-name="T6_27">and</text:span><text:span text:style-name="T6_28"> </text:span><text:span text:style-name="T6_29">run</text:span><text:span text:style-name="T6_30"> </text:span><text:span text:style-name="T6_31">the</text:span><text:span text:style-name="T6_32"> </text:span><text:span text:style-name="T6_33">script</text:span><text:span text:style-name="T6_34">:<text:line-break/><text:line-break/> </text:span><text:span text:style-name="T6_35">~</text:span><text:span text:style-name="T6_36">addons</text:span><text:span text:style-name="T6_37">/</text:span><text:span text:style-name="T6_38">general</text:span><text:span text:style-name="T6_39">/</text:span><text:span text:style-name="T6_40">jodsource</text:span><text:span text:style-name="T6_41">/</text:span><text:span text:style-name="T6_42">jodsourcesetup</text:span><text:span text:style-name="T6_43">.</text:span><text:span text:style-name="T6_44">ijs</text:span><text:span text:style-name="T6_45"> <text:line-break/><text:line-break/></text:span><text:span text:style-name="T6_46">This</text:span><text:span text:style-name="T6_47"> </text:span><text:span text:style-name="T6_48">script</text:span><text:span text:style-name="T6_49"> </text:span><text:span text:style-name="T6_50">installs</text:span><text:span text:style-name="T6_51"><text:s/></text:span><text:span text:style-name="T6_52">JOD</text:span><text:span text:style-name="T6_53"> </text:span><text:span text:style-name="T6_54">development</text:span><text:span text:style-name="T6_55"> </text:span><text:span text:style-name="T6_56">dictionaries</text:span><text:span text:style-name="T6_57"><text:s/></text:span><text:span text:style-name="T6_58">with</text:span><text:span text:style-name="T6_59"><text:s/></text:span><text:span text:style-name="T6_60">recommended</text:span><text:span text:style-name="T6_61"><text:s/></text:span><text:span text:style-name="T6_62">paths</text:span><text:span text:style-name="T6_63">.<text:s/></text:span><text:span text:style-name="T6_64">After</text:span><text:span text:style-name="T6_65"> </text:span><text:span text:style-name="T6_66">running</text:span><text:span text:style-name="T6_67"> </text:span><text:span text:style-name="T6_68">it</text:span><text:span text:style-name="T6_69"><text:s/></text:span><text:span text:style-name="T6_70">you</text:span><text:span text:style-name="T6_71"> </text:span><text:span text:style-name="T6_72">should</text:span><text:span text:style-name="T6_73"> </text:span><text:span text:style-name="T6_74">see</text:span><text:span text:style-name="T6_75"> </text:span><text:span text:style-name="T6_76">directories</text:span><text:span text:style-name="T6_77"> </text:span><text:span text:style-name="T6_78">like</text:span><text:span text:style-name="T6_79">: (</text:span><text:span text:style-name="T6_80">'</text:span><text:span text:style-name="T6_81">john</text:span><text:span text:style-name="T6_82">'</text:span><text:span text:style-name="T6_83"> </text:span><text:span text:style-name="T6_84">is</text:span><text:span text:style-name="T6_85"> </text:span><text:span text:style-name="T6_86">my</text:span><text:span text:style-name="T6_87"> </text:span><text:span text:style-name="T6_88">$</text:span><text:span text:style-name="T6_89">HOME</text:span><text:span text:style-name="T6_90">)<text:line-break/><text:line-break/></text:span><text:span text:style-name="T6_91">/</text:span><text:span text:style-name="T6_92">hom</text:span><text:span text:style-name="T6_93">e</text:span><text:span text:style-name="T6_94">/</text:span><text:span text:style-name="T6_95">john</text:span><text:span text:style-name="T6_96">/</text:span><text:span text:style-name="T6_97">jod</text:span><text:span text:style-name="T6_98">/</text:span><text:span text:style-name="T6_99">j</text:span><text:span text:style-name="T6_100">701/</text:span><text:span text:style-name="T6_101">joddev</text:span><text:span text:style-name="T6_102"><text:line-break/>/</text:span><text:span text:style-name="T6_103">home</text:span><text:span text:style-name="T6_104">/</text:span><text:span text:style-name="T6_105">john</text:span><text:span text:style-name="T6_106">/</text:span><text:span text:style-name="T6_107">jod</text:span><text:span text:style-name="T6_108">/</text:span><text:span text:style-name="T6_109">j</text:span><text:span text:style-name="T6_110">701/</text:span><text:span text:style-name="T6_111">jod</text:span><text:span text:style-name="T6_112"><text:line-break/>/</text:span><text:span text:style-name="T6_113">home</text:span><text:span text:style-name="T6_114">/</text:span><text:span text:style-name="T6_115">john</text:span><text:span text:style-name="T6_116">/</text:span><text:span text:style-name="T6_117">jod</text:span><text:span text:style-name="T6_118">/</text:span><text:span text:style-name="T6_119">j</text:span><text:span text:style-name="T6_120">701/</text:span><text:span text:style-name="T6_121">utils</text:span><text:span text:style-name="T6_122"><text:line-break/>  <text:line-break/></text:span><text:span text:style-name="T6_123">To</text:span><text:span text:style-name="T6_124"> </text:span><text:span text:style-name="T6_125">view</text:span><text:span text:style-name="T6_126"> </text:span><text:span text:style-name="T6_127">verbs</text:span><text:span text:style-name="T6_128"> </text:span><text:span text:style-name="T6_129">described</text:span><text:span text:style-name="T6_130"> </text:span><text:span text:style-name="T6_131">in</text:span><text:span text:style-name="T6_132"> </text:span><text:span text:style-name="T6_133">following</text:span><text:span text:style-name="T6_134"> </text:span><text:span text:style-name="T6_135">items</text:span><text:span text:style-name="T6_136"> </text:span><text:span text:style-name="T6_137">these</text:span><text:span text:style-name="T6_138"> </text:span><text:span text:style-name="T6_139">dictionaries</text:span><text:span text:style-name="T6_140"> </text:span><text:span text:style-name="T6_141">must</text:span><text:span text:style-name="T6_142"> </text:span><text:span text:style-name="T6_143">be</text:span><text:span text:style-name="T6_144"> </text:span><text:span text:style-name="T6_145">available</text:span><text:span text:style-name="T6_146">.<text:s/></text:span></text:p>
      <text:p text:style-name="P7"><text:span text:style-name="T7_1">WARNING</text:span><text:span text:style-name="T7_2">:<text:s/></text:span><text:span text:style-name="T7_3">jodsourcesetup</text:span><text:span text:style-name="T7_4">.</text:span><text:span text:style-name="T7_5">ijs</text:span><text:span text:style-name="T7_6"><text:s/></text:span><text:span text:style-name="T7_7">uses</text:span><text:span text:style-name="T7_8"><text:s/></text:span><text:span text:style-name="T7_9">the</text:span><text:span text:style-name="T7_10"><text:s/></text:span><text:span text:style-name="T7_11">arc</text:span><text:span text:style-name="T7_12">/</text:span><text:span text:style-name="T7_13">zip</text:span><text:span text:style-name="T7_14"><text:s/></text:span><text:span text:style-name="T7_15">addon</text:span><text:span text:style-name="T7_16">.<text:s/></text:span><text:span text:style-name="T7_17">This</text:span><text:span text:style-name="T7_18"><text:s/></text:span><text:span text:style-name="T7_19">addon</text:span><text:span text:style-name="T7_20"><text:s/></text:span><text:span text:style-name="T7_21">may</text:span><text:span text:style-name="T7_22"><text:s/></text:span><text:span text:style-name="T7_23">fail</text:span><text:span text:style-name="T7_24"><text:s/></text:span><text:span text:style-name="T7_25">on</text:span><text:span text:style-name="T7_26"><text:s/>64<text:s/></text:span><text:span text:style-name="T7_27">bit</text:span><text:span text:style-name="T7_28"><text:s/></text:span><text:span text:style-name="T7_29">J</text:span><text:span text:style-name="T7_30"><text:s/></text:span><text:span text:style-name="T7_31">systems</text:span><text:span text:style-name="T7_32">.<text:s text:c="2"/></text:span><text:span text:style-name="T7_33">See</text:span><text:span text:style-name="T7_34"><text:s/></text:span><text:span text:style-name="T7_35">the</text:span><text:span text:style-name="T7_36"><text:s/></text:span><text:span text:style-name="T7_37">JOD</text:span><text:span text:style-name="T7_38"><text:s/></text:span><text:span text:style-name="T7_39">Page</text:span><text:span text:style-name="T7_40"><text:s/></text:span><text:span text:style-name="T7_41">at</text:span><text:span text:style-name="T7_42">:</text:span><text:span text:style-name="T7_43"><text:s/></text:span><text:span text:style-name="T7_44"><text:a xlink:type="simple" xlink:href="http://bakerjd99.wordpress.com/the-jod-page"><text:span text:style-name="T7_45">http</text:span></text:a></text:span><text:span text:style-name="T7_46"><text:a xlink:type="simple" xlink:href="http://bakerjd99.wordpress.com/the-jod-page"><text:span text:style-name="T7_47">://</text:span></text:a></text:span><text:span text:style-name="T7_48"><text:a xlink:type="simple" xlink:href="http://bakerjd99.wordpress.com/the-jod-page"><text:span text:style-name="T7_49">bakerjd</text:span></text:a></text:span><text:span text:style-name="T7_50"><text:a xlink:type="simple" xlink:href="http://bakerjd99.wordpress.com/the-jod-page"><text:span text:style-name="T7_51">99.</text:span></text:a></text:span><text:span text:style-name="T7_52"><text:a xlink:type="simple" xlink:href="http://bakerjd99.wordpress.com/the-jod-page"><text:span text:style-name="T7_53">wordpress</text:span></text:a></text:span><text:span text:style-name="T7_54"><text:a xlink:type="simple" xlink:href="http://bakerjd99.wordpress.com/the-jod-page"><text:span text:style-name="T7_55">.</text:span></text:a></text:span><text:span text:style-name="T7_56"><text:a xlink:type="simple" xlink:href="http://bakerjd99.wordpress.com/the-jod-page"><text:span text:style-name="T7_57">com</text:span></text:a></text:span><text:span text:style-name="T7_58"><text:a xlink:type="simple" xlink:href="http://bakerjd99.wordpress.com/the-jod-page"><text:span text:style-name="T7_59">/</text:span></text:a></text:span><text:span text:style-name="T7_60"><text:a xlink:type="simple" xlink:href="http://bakerjd99.wordpress.com/the-jod-page"><text:span text:style-name="T7_61">the</text:span></text:a></text:span><text:span text:style-name="T7_62"><text:a xlink:type="simple" xlink:href="http://bakerjd99.wordpress.com/the-jod-page"><text:span text:style-name="T7_63">-</text:span></text:a></text:span><text:span text:style-name="T7_64"><text:a xlink:type="simple" xlink:href="http://bakerjd99.wordpress.com/the-jod-page"><text:span text:style-name="T7_65">jod</text:span></text:a></text:span><text:span text:style-name="T7_66"><text:a xlink:type="simple" xlink:href="http://bakerjd99.wordpress.com/the-jod-page"><text:span text:style-name="T7_67">-</text:span></text:a></text:span><text:span text:style-name="T7_68"><text:a xlink:type="simple" xlink:href="http://bakerjd99.wordpress.com/the-jod-page"><text:span text:style-name="T7_69">page</text:span></text:a></text:span><text:span text:style-name="T7_70"><text:s/></text:span><text:span text:style-name="T7_71">for</text:span><text:span text:style-name="T7_72"><text:s/></text:span><text:span text:style-name="T7_73">a</text:span><text:span text:style-name="T7_74"><text:s/>64<text:s/></text:span><text:span text:style-name="T7_75">bit</text:span><text:span text:style-name="T7_76"><text:s/></text:span><text:span text:style-name="T7_77">system</text:span><text:span text:style-name="T7_78"><text:s/></text:span><text:span text:style-name="T7_79">work</text:span><text:span text:style-name="T7_80">-</text:span><text:span text:style-name="T7_81">around</text:span><text:span text:style-name="T7_82">.</text:span></text:p>
      <text:p text:style-name="P8"><text:span text:style-name="T8_1">JOD</text:span><text:span text:style-name="T8_2"> </text:span><text:span text:style-name="T8_3">was</text:span><text:span text:style-name="T8_4"> </text:span><text:span text:style-name="T8_5">originally</text:span><text:span text:style-name="T8_6"> </text:span><text:span text:style-name="T8_7">developed</text:span><text:span text:style-name="T8_8"> </text:span><text:span text:style-name="T8_9">on</text:span><text:span text:style-name="T8_10"> </text:span><text:span text:style-name="T8_11">Windows</text:span><text:span text:style-name="T8_12">. </text:span><text:span text:style-name="T8_13">The</text:span><text:span text:style-name="T8_14"> </text:span><text:span text:style-name="T8_15">port</text:span><text:span text:style-name="T8_16"> </text:span><text:span text:style-name="T8_17">to</text:span><text:span text:style-name="T8_18"> </text:span><text:span text:style-name="T8_19">Linux</text:span><text:span text:style-name="T8_20"> </text:span><text:span text:style-name="T8_21">was</text:span><text:span text:style-name="T8_22"><text:s/></text:span><text:span text:style-name="T8_23">done</text:span><text:span text:style-name="T8_24"> </text:span><text:span text:style-name="T8_25">on</text:span><text:span text:style-name="T8_26"> </text:span><text:span text:style-name="T8_27">a</text:span><text:span text:style-name="T8_28"> 32 </text:span><text:span text:style-name="T8_29">bit</text:span><text:span text:style-name="T8_30"> </text:span><text:span text:style-name="T8_31">Ubuntu</text:span><text:span text:style-name="T8_32"> 11.0</text:span><text:span text:style-name="T8_33">x</text:span><text:span text:style-name="T8_34"> </text:span><text:span text:style-name="T8_35">system</text:span><text:span text:style-name="T8_36">.</text:span><text:span text:style-name="T8_37"> </text:span><text:span text:style-name="T8_38">The</text:span><text:span text:style-name="T8_39"> </text:span><text:span text:style-name="T8_40">only</text:span><text:span text:style-name="T8_41"> </text:span><text:span text:style-name="T8_42">Linux</text:span><text:span text:style-name="T8_43"> </text:span><text:span text:style-name="T8_44">library</text:span><text:span text:style-name="T8_45"> </text:span><text:span text:style-name="T8_46">call</text:span><text:span text:style-name="T8_47"><text:s/></text:span><text:span text:style-name="T8_48">made</text:span><text:span text:style-name="T8_49"> </text:span><text:span text:style-name="T8_50">by</text:span><text:span text:style-name="T8_51"> </text:span><text:span text:style-name="T8_52">JOD</text:span><text:span text:style-name="T8_53"> </text:span><text:span text:style-name="T8_54">occurs</text:span><text:span text:style-name="T8_55"> </text:span><text:span text:style-name="T8_56">in</text:span><text:span text:style-name="T8_57"> </text:span><text:span text:style-name="T8_58">the</text:span><text:span text:style-name="T8_59"> (</text:span><text:span text:style-name="T8_60">guids</text:span><text:span text:style-name="T8_61">) </text:span><text:span text:style-name="T8_62">verb</text:span><text:span text:style-name="T8_63">. </text:span></text:p>
      <text:p text:style-name="P9"><text:span text:style-name="T9_1">NB</text:span><text:span text:style-name="T9_2">. </text:span><text:span text:style-name="T9_3">to</text:span><text:span text:style-name="T9_4"> </text:span><text:span text:style-name="T9_5">view</text:span><text:span text:style-name="T9_6"> (</text:span><text:span text:style-name="T9_7">guids</text:span><text:span text:style-name="T9_8">) (</text:span><text:span text:style-name="T9_9">install</text:span><text:span text:style-name="T9_10"> </text:span><text:span text:style-name="T9_11">JODSOURCE</text:span><text:span text:style-name="T9_12">)</text:span><text:span text:style-name="T9_13"><text:line-break/></text:span><text:span text:style-name="T9_14">od</text:span><text:span text:style-name="T9_15"> ;:'</text:span><text:span text:style-name="T9_16">joddev</text:span><text:span text:style-name="T9_17"> </text:span><text:span text:style-name="T9_18">jod</text:span><text:span text:style-name="T9_19"> </text:span><text:span text:style-name="T9_20">utils</text:span><text:span text:style-name="T9_21">' [ 3 </text:span><text:span text:style-name="T9_22">od</text:span><text:span text:style-name="T9_23"> ''<text:line-break/></text:span><text:span text:style-name="T9_24">disp</text:span><text:span text:style-name="T9_25"> ;:'</text:span><text:span text:style-name="T9_26">guids</text:span><text:span text:style-name="T9_27">'<text:line-break/></text:span><text:span text:style-name="T9_28"><text:line-break/>(</text:span><text:span text:style-name="T9_29">guids</text:span><text:span text:style-name="T9_30">) </text:span><text:span text:style-name="T9_31">works</text:span><text:span text:style-name="T9_32"> </text:span><text:span text:style-name="T9_33">fine</text:span><text:span text:style-name="T9_34"> </text:span><text:span text:style-name="T9_35">on</text:span><text:span text:style-name="T9_36"> 32 </text:span><text:span text:style-name="T9_37">bit</text:span><text:span text:style-name="T9_38"> </text:span><text:span text:style-name="T9_39">Ubuntu</text:span><text:span text:style-name="T9_40"> </text:span><text:span text:style-name="T9_41">Linux</text:span><text:span text:style-name="T9_42"> </text:span><text:span text:style-name="T9_43">machines</text:span><text:span text:style-name="T9_44">. </text:span><text:span text:style-name="T9_45">It</text:span><text:span text:style-name="T9_46"> </text:span><text:span text:style-name="T9_47">may</text:span><text:span text:style-name="T9_48"> </text:span><text:span text:style-name="T9_49">work</text:span><text:span text:style-name="T9_50"> </text:span><text:span text:style-name="T9_51">on</text:span><text:span text:style-name="T9_52"> 64 </text:span><text:span text:style-name="T9_53">bit</text:span><text:span text:style-name="T9_54"> </text:span><text:span text:style-name="T9_55">Linux</text:span><text:span text:style-name="T9_56"> </text:span><text:span text:style-name="T9_57">as</text:span><text:span text:style-name="T9_58"> </text:span><text:span text:style-name="T9_59">well</text:span><text:span text:style-name="T9_60">.<text:s/></text:span><text:span text:style-name="T9_61">The</text:span><text:span text:style-name="T9_62"> </text:span><text:span text:style-name="T9_63">remaining</text:span><text:span text:style-name="T9_64"> </text:span><text:span text:style-name="T9_65">host</text:span><text:span text:style-name="T9_66"> </text:span><text:span text:style-name="T9_67">dependencies</text:span><text:span text:style-name="T9_68"> </text:span><text:span text:style-name="T9_69">derive</text:span><text:span text:style-name="T9_70"> </text:span><text:span text:style-name="T9_71">from</text:span><text:span text:style-name="T9_72"> </text:span><text:span text:style-name="T9_73">shell</text:span><text:span text:style-name="T9_74"> </text:span><text:span text:style-name="T9_75">commands</text:span><text:span text:style-name="T9_76">. </text:span></text:p>
      <text:p text:style-name="P10"><text:span text:style-name="T10_1">JOD</text:span><text:span text:style-name="T10_2"> </text:span><text:span text:style-name="T10_3">makes</text:span><text:span text:style-name="T10_4"> </text:span><text:span text:style-name="T10_5">very</text:span><text:span text:style-name="T10_6"> </text:span><text:span text:style-name="T10_7">limited</text:span><text:span text:style-name="T10_8"> </text:span><text:span text:style-name="T10_9">use</text:span><text:span text:style-name="T10_10"> </text:span><text:span text:style-name="T10_11">of</text:span><text:span text:style-name="T10_12"> </text:span><text:span text:style-name="T10_13">Linux</text:span><text:span text:style-name="T10_14"> </text:span><text:span text:style-name="T10_15">shell</text:span><text:span text:style-name="T10_16"> </text:span><text:span text:style-name="T10_17">commands</text:span><text:span text:style-name="T10_18">. </text:span><text:span text:style-name="T10_19">Shell</text:span><text:span text:style-name="T10_20"> </text:span><text:span text:style-name="T10_21">commands</text:span><text:span text:style-name="T10_22"> </text:span><text:span text:style-name="T10_23">are</text:span><text:span text:style-name="T10_24"><text:s/></text:span><text:span text:style-name="T10_25">used</text:span><text:span text:style-name="T10_26"> </text:span><text:span text:style-name="T10_27">to</text:span><text:span text:style-name="T10_28"> </text:span><text:span text:style-name="T10_29">move</text:span><text:span text:style-name="T10_30">, </text:span><text:span text:style-name="T10_31">rename</text:span><text:span text:style-name="T10_32"> </text:span><text:span text:style-name="T10_33">and</text:span><text:span text:style-name="T10_34"> </text:span><text:span text:style-name="T10_35">copy</text:span><text:span text:style-name="T10_36"> </text:span><text:span text:style-name="T10_37">files</text:span><text:span text:style-name="T10_38">. </text:span><text:span text:style-name="T10_39">They</text:span><text:span text:style-name="T10_40"> </text:span><text:span text:style-name="T10_41">should</text:span><text:span text:style-name="T10_42"> </text:span><text:span text:style-name="T10_43">work</text:span><text:span text:style-name="T10_44"> </text:span><text:span text:style-name="T10_45">on</text:span><text:span text:style-name="T10_46"> </text:span><text:span text:style-name="T10_47">any</text:span><text:span text:style-name="T10_48"> </text:span><text:span text:style-name="T10_49">strain</text:span><text:span text:style-name="T10_50"> </text:span><text:span text:style-name="T10_51">of</text:span><text:span text:style-name="T10_52"> </text:span><text:span text:style-name="T10_53">Linux</text:span><text:span text:style-name="T10_54"> </text:span><text:span text:style-name="T10_55">or</text:span><text:span text:style-name="T10_56"><text:s/></text:span><text:span text:style-name="T10_57">Unix</text:span><text:span text:style-name="T10_58">. </text:span><text:span text:style-name="T10_59">However</text:span><text:span text:style-name="T10_60">, </text:span><text:span text:style-name="T10_61">JOD</text:span><text:span text:style-name="T10_62"> </text:span><text:span text:style-name="T10_63">has</text:span><text:span text:style-name="T10_64"> </text:span><text:span text:style-name="T10_65">only</text:span><text:span text:style-name="T10_66"> </text:span><text:span text:style-name="T10_67">been</text:span><text:span text:style-name="T10_68"> </text:span><text:span text:style-name="T10_69">tested</text:span><text:span text:style-name="T10_70"> </text:span><text:span text:style-name="T10_71">on</text:span><text:span text:style-name="T10_72"> 32 </text:span><text:span text:style-name="T10_73">bit</text:span><text:span text:style-name="T10_74"> </text:span><text:span text:style-name="T10_75">Ubuntu</text:span><text:span text:style-name="T10_76">!</text:span></text:p>
      <text:p text:style-name="P11"><text:span text:style-name="T11_1">JOD</text:span><text:span text:style-name="T11_2"> </text:span><text:span text:style-name="T11_3">creates</text:span><text:span text:style-name="T11_4"> </text:span><text:span text:style-name="T11_5">host</text:span><text:span text:style-name="T11_6"> </text:span><text:span text:style-name="T11_7">files</text:span><text:span text:style-name="T11_8"> </text:span><text:span text:style-name="T11_9">and</text:span><text:span text:style-name="T11_10"> </text:span><text:span text:style-name="T11_11">directories</text:span><text:span text:style-name="T11_12"> </text:span><text:span text:style-name="T11_13">and</text:span><text:span text:style-name="T11_14"> </text:span><text:span text:style-name="T11_15">assumes</text:span><text:span text:style-name="T11_16"> </text:span><text:span text:style-name="T11_17">it</text:span><text:span text:style-name="T11_18"> </text:span><text:span text:style-name="T11_19">has</text:span><text:span text:style-name="T11_20"> </text:span><text:span text:style-name="T11_21">the</text:span><text:span text:style-name="T11_22"> </text:span><text:span text:style-name="T11_23">necessary</text:span><text:span text:style-name="T11_24"><text:line-break/></text:span><text:span text:style-name="T11_25">rights</text:span><text:span text:style-name="T11_26"> </text:span><text:span text:style-name="T11_27">to</text:span><text:span text:style-name="T11_28"> </text:span><text:span text:style-name="T11_29">read</text:span><text:span text:style-name="T11_30">, </text:span><text:span text:style-name="T11_31">write</text:span><text:span text:style-name="T11_32"> </text:span><text:span text:style-name="T11_33">and</text:span><text:span text:style-name="T11_34"> </text:span><text:span text:style-name="T11_35">move</text:span><text:span text:style-name="T11_36"> </text:span><text:span text:style-name="T11_37">these</text:span><text:span text:style-name="T11_38"> </text:span><text:span text:style-name="T11_39">files</text:span><text:span text:style-name="T11_40">.</text:span><text:span text:style-name="T11_41"> </text:span><text:span text:style-name="T11_42">During</text:span><text:span text:style-name="T11_43"> </text:span><text:span text:style-name="T11_44">development</text:span><text:span text:style-name="T11_45"> </text:span><text:span text:style-name="T11_46">I</text:span><text:span text:style-name="T11_47"> </text:span><text:span text:style-name="T11_48">put</text:span><text:span text:style-name="T11_49"> </text:span><text:span text:style-name="T11_50">all</text:span><text:span text:style-name="T11_51"> </text:span><text:span text:style-name="T11_52">my</text:span><text:span text:style-name="T11_53"><text:line-break/></text:span><text:span text:style-name="T11_54">JOD</text:span><text:span text:style-name="T11_55"> </text:span><text:span text:style-name="T11_56">dictionaries</text:span><text:span text:style-name="T11_57"> </text:span><text:span text:style-name="T11_58">in</text:span><text:span text:style-name="T11_59"> </text:span><text:span text:style-name="T11_60">my</text:span><text:span text:style-name="T11_61"> </text:span><text:span text:style-name="T11_62">$</text:span><text:span text:style-name="T11_63">HOME</text:span><text:span text:style-name="T11_64"> (</text:span><text:span text:style-name="T11_65">/</text:span><text:span text:style-name="T11_66">home</text:span><text:span text:style-name="T11_67">/</text:span><text:span text:style-name="T11_68">john</text:span><text:span text:style-name="T11_69">) </text:span><text:span text:style-name="T11_70">directory</text:span><text:span text:style-name="T11_71">.</text:span></text:p>
      <text:p text:style-name="P12"><text:span text:style-name="T12_1">NB</text:span><text:span text:style-name="T12_2">.<text:s/></text:span><text:span text:style-name="T12_3">to</text:span><text:span text:style-name="T12_4"><text:s/></text:span><text:span text:style-name="T12_5">view</text:span><text:span text:style-name="T12_6"><text:s/></text:span><text:span text:style-name="T12_7">verbs</text:span><text:span text:style-name="T12_8"><text:s/></text:span><text:span text:style-name="T12_9">that</text:span><text:span text:style-name="T12_10"><text:s/></text:span><text:span text:style-name="T12_11">manipulate</text:span><text:span text:style-name="T12_12"><text:s/></text:span><text:span text:style-name="T12_13">host</text:span><text:span text:style-name="T12_14"><text:s/></text:span><text:span text:style-name="T12_15">files</text:span><text:span text:style-name="T12_16"><text:s/>(</text:span><text:span text:style-name="T12_17">install</text:span><text:span text:style-name="T12_18"><text:s/></text:span><text:span text:style-name="T12_19">JODSOURCE</text:span><text:span text:style-name="T12_20"><text:s/></text:span><text:span text:style-name="T12_21">item</text:span><text:span text:style-name="T12_22"><text:s/>1)</text:span><text:span text:style-name="T12_23"><text:line-break/></text:span><text:span text:style-name="T12_24">od</text:span><text:span text:style-name="T12_25"> ;:'</text:span><text:span text:style-name="T12_26">joddev</text:span><text:span text:style-name="T12_27"> </text:span><text:span text:style-name="T12_28">jod</text:span><text:span text:style-name="T12_29"> </text:span><text:span text:style-name="T12_30">utils</text:span><text:span text:style-name="T12_31">' [ 3 </text:span><text:span text:style-name="T12_32">od</text:span><text:span text:style-name="T12_33"> ''<text:line-break/></text:span><text:span text:style-name="T12_34">disp</text:span><text:span text:style-name="T12_35"> ;:'</text:span><text:span text:style-name="T12_36">renamefiles</text:span><text:span text:style-name="T12_37"> </text:span><text:span text:style-name="T12_38">copyfiles</text:span><text:span text:style-name="T12_39">'</text:span></text:p>
      <text:p text:style-name="P13"><text:span text:style-name="T13_1">JOD</text:span><text:span text:style-name="T13_2"> </text:span><text:span text:style-name="T13_3">requires</text:span><text:span text:style-name="T13_4"> </text:span><text:span text:style-name="T13_5">rooted</text:span><text:span text:style-name="T13_6"> </text:span><text:span text:style-name="T13_7">dictionary</text:span><text:span text:style-name="T13_8"> </text:span><text:span text:style-name="T13_9">paths</text:span><text:span text:style-name="T13_10">, </text:span><text:span text:style-name="T13_11">i</text:span><text:span text:style-name="T13_12">.</text:span><text:span text:style-name="T13_13">e</text:span><text:span text:style-name="T13_14">., </text:span><text:span text:style-name="T13_15">your</text:span><text:span text:style-name="T13_16"> </text:span><text:span text:style-name="T13_17">paths</text:span><text:span text:style-name="T13_18"> </text:span><text:span text:style-name="T13_19">must</text:span><text:span text:style-name="T13_20"> </text:span><text:span text:style-name="T13_21">begin</text:span><text:span text:style-name="T13_22"> </text:span><text:span text:style-name="T13_23">with</text:span><text:span text:style-name="T13_24"> </text:span><text:span text:style-name="T13_25">a</text:span><text:span text:style-name="T13_26"> </text:span><text:span text:style-name="T13_27">slash</text:span><text:span text:style-name="T13_28"> /.</text:span><text:span text:style-name="T13_29"><text:s/></text:span><text:span text:style-name="T13_30">This</text:span><text:span text:style-name="T13_31"><text:s/></text:span><text:span text:style-name="T13_32">rule</text:span><text:span text:style-name="T13_33"><text:s/></text:span><text:span text:style-name="T13_34">matters</text:span><text:span text:style-name="T13_35"><text:s/></text:span><text:span text:style-name="T13_36">most</text:span><text:span text:style-name="T13_37"><text:s/></text:span><text:span text:style-name="T13_38">when</text:span><text:span text:style-name="T13_39"><text:s/></text:span><text:span text:style-name="T13_40">creating</text:span><text:span text:style-name="T13_41"><text:s/></text:span><text:span text:style-name="T13_42">and</text:span><text:span text:style-name="T13_43"><text:s/></text:span><text:span text:style-name="T13_44">registering</text:span><text:span text:style-name="T13_45"><text:s/></text:span><text:span text:style-name="T13_46">dictionaries</text:span><text:span text:style-name="T13_47">.<text:s/></text:span><text:span text:style-name="T13_48">For</text:span><text:span text:style-name="T13_49"><text:s/></text:span><text:span text:style-name="T13_50">example</text:span><text:span text:style-name="T13_51">:</text:span></text:p>
      <text:p text:style-name="P14"><text:span text:style-name="T14_1">NB</text:span><text:span text:style-name="T14_2">.<text:s/></text:span><text:span text:style-name="T14_3">create</text:span><text:span text:style-name="T14_4"><text:s/></text:span><text:span text:style-name="T14_5">a</text:span><text:span text:style-name="T14_6"><text:s/></text:span><text:span text:style-name="T14_7">dictionary</text:span><text:span text:style-name="T14_8"><text:s/></text:span><text:span text:style-name="T14_9">named</text:span><text:span text:style-name="T14_10"><text:s/>(</text:span><text:span text:style-name="T14_11">test</text:span><text:span text:style-name="T14_12">0)<text:s/></text:span><text:span text:style-name="T14_13">in</text:span><text:span text:style-name="T14_14"><text:s/></text:span><text:span text:style-name="T14_15">specified</text:span><text:span text:style-name="T14_16"><text:s/></text:span><text:span text:style-name="T14_17">location</text:span></text:p>
      <text:p text:style-name="P15"><text:span text:style-name="T15_1">newd</text:span><text:span text:style-name="T15_2"><text:s/>'</text:span><text:span text:style-name="T15_3">test</text:span><text:span text:style-name="T15_4">0';'/</text:span><text:span text:style-name="T15_5">home</text:span><text:span text:style-name="T15_6">/</text:span><text:span text:style-name="T15_7">john</text:span><text:span text:style-name="T15_8">/</text:span><text:span text:style-name="T15_9">jod</text:span><text:span text:style-name="T15_10">/</text:span><text:span text:style-name="T15_11">j</text:span><text:span text:style-name="T15_12">701/</text:span><text:span text:style-name="T15_13">test</text:span><text:span text:style-name="T15_14">0';'</text:span><text:span text:style-name="T15_15">test</text:span><text:span text:style-name="T15_16">0<text:s/></text:span><text:span text:style-name="T15_17">notes</text:span><text:span text:style-name="T15_18">'</text:span></text:p>
      <text:p text:style-name="P16"/>
      <text:p text:style-name="P17"><text:span text:style-name="T17_1">NB</text:span><text:span text:style-name="T17_2">.<text:s/></text:span><text:span text:style-name="T17_3">register</text:span><text:span text:style-name="T17_4"><text:s/></text:span><text:span text:style-name="T17_5">an</text:span><text:span text:style-name="T17_6"><text:s/></text:span><text:span text:style-name="T17_7">extant</text:span><text:span text:style-name="T17_8"><text:s/></text:span><text:span text:style-name="T17_9">dictionary</text:span><text:span text:style-name="T17_10"><text:s/></text:span><text:span text:style-name="T17_11">named</text:span><text:span text:style-name="T17_12"><text:s/>(</text:span><text:span text:style-name="T17_13">test</text:span><text:span text:style-name="T17_14">1)</text:span></text:p>
      <text:p text:style-name="P18"><text:span text:style-name="T18_1">regd</text:span><text:span text:style-name="T18_2"><text:s/>'</text:span><text:span text:style-name="T18_3">test</text:span><text:span text:style-name="T18_4">1';'/</text:span><text:span text:style-name="T18_5">home</text:span><text:span text:style-name="T18_6">/</text:span><text:span text:style-name="T18_7">john</text:span><text:span text:style-name="T18_8">/</text:span><text:span text:style-name="T18_9">jod</text:span><text:span text:style-name="T18_10">/</text:span><text:span text:style-name="T18_11">j</text:span><text:span text:style-name="T18_12">701/</text:span><text:span text:style-name="T18_13">test</text:span><text:span text:style-name="T18_14">1';'</text:span><text:span text:style-name="T18_15">test</text:span><text:span text:style-name="T18_16">1<text:s/></text:span><text:span text:style-name="T18_17">notes</text:span><text:span text:style-name="T18_18">'</text:span></text:p>
      <text:p text:style-name="P19"/>
      <text:p text:style-name="P20"><text:span text:style-name="T20_1">JOD</text:span><text:span text:style-name="T20_2"> </text:span><text:span text:style-name="T20_3">uses</text:span><text:span text:style-name="T20_4"> </text:span><text:span text:style-name="T20_5">J</text:span><text:span text:style-name="T20_6">'</text:span><text:span text:style-name="T20_7">s</text:span><text:span text:style-name="T20_8"> </text:span><text:span text:style-name="T20_9">configured</text:span><text:span text:style-name="T20_10"> </text:span><text:span text:style-name="T20_11">web</text:span><text:span text:style-name="T20_12"> </text:span><text:span text:style-name="T20_13">browser</text:span><text:span text:style-name="T20_14"> </text:span><text:span text:style-name="T20_15">and</text:span><text:span text:style-name="T20_16"> </text:span><text:span text:style-name="T20_17">pdf</text:span><text:span text:style-name="T20_18"> </text:span><text:span text:style-name="T20_19">reader</text:span><text:span text:style-name="T20_20">. </text:span><text:span text:style-name="T20_21">Make</text:span><text:span text:style-name="T20_22"> </text:span><text:span text:style-name="T20_23">sure</text:span><text:span text:style-name="T20_24"> </text:span><text:span text:style-name="T20_25">you</text:span><text:span text:style-name="T20_26"><text:line-break/></text:span><text:span text:style-name="T20_27">have</text:span><text:span text:style-name="T20_28"> </text:span><text:span text:style-name="T20_29">a</text:span><text:span text:style-name="T20_30"> </text:span><text:span text:style-name="T20_31">browser</text:span><text:span text:style-name="T20_32"> </text:span><text:span text:style-name="T20_33">and</text:span><text:span text:style-name="T20_34"> </text:span><text:span text:style-name="T20_35">reader</text:span><text:span text:style-name="T20_36"> </text:span><text:span text:style-name="T20_37">setup</text:span><text:span text:style-name="T20_38">.</text:span><text:span text:style-name="T20_39">  <text:line-break/><text:line-break/></text:span><text:span text:style-name="T20_40">If</text:span><text:span text:style-name="T20_41"> </text:span><text:span text:style-name="T20_42">you</text:span><text:span text:style-name="T20_43"> </text:span><text:span text:style-name="T20_44">have</text:span><text:span text:style-name="T20_45"> </text:span><text:span text:style-name="T20_46">not</text:span><text:span text:style-name="T20_47"> </text:span><text:span text:style-name="T20_48">configured</text:span><text:span text:style-name="T20_49"> </text:span><text:span text:style-name="T20_50">a</text:span><text:span text:style-name="T20_51"> </text:span><text:span text:style-name="T20_52">J</text:span><text:span text:style-name="T20_53"> </text:span><text:span text:style-name="T20_54">web</text:span><text:span text:style-name="T20_55"> </text:span><text:span text:style-name="T20_56">browser</text:span><text:span text:style-name="T20_57"> </text:span><text:span text:style-name="T20_58">JOD</text:span><text:span text:style-name="T20_59"> </text:span><text:span text:style-name="T20_60">will</text:span><text:span text:style-name="T20_61"> </text:span><text:span text:style-name="T20_62">attempt</text:span><text:span text:style-name="T20_63"> </text:span><text:span text:style-name="T20_64">to</text:span><text:span text:style-name="T20_65"> </text:span><text:span text:style-name="T20_66">use</text:span><text:span text:style-name="T20_67"> </text:span><text:span text:style-name="T20_68">chromium</text:span><text:span text:style-name="T20_69">-</text:span><text:span text:style-name="T20_70">browser</text:span><text:span text:style-name="T20_71"><text:s/></text:span><text:span text:style-name="T20_72">to</text:span><text:span text:style-name="T20_73"> </text:span><text:span text:style-name="T20_74">browse</text:span><text:span text:style-name="T20_75"> </text:span><text:span text:style-name="T20_76">online</text:span><text:span text:style-name="T20_77"> </text:span><text:span text:style-name="T20_78">help</text:span><text:span text:style-name="T20_79">. </text:span><text:span text:style-name="T20_80">If</text:span><text:span text:style-name="T20_81"> </text:span><text:span text:style-name="T20_82">you</text:span><text:span text:style-name="T20_83"> </text:span><text:span text:style-name="T20_84">do</text:span><text:span text:style-name="T20_85"> </text:span><text:span text:style-name="T20_86">not</text:span><text:span text:style-name="T20_87"> </text:span><text:span text:style-name="T20_88">have</text:span><text:span text:style-name="T20_89"> </text:span><text:span text:style-name="T20_90">Chrome</text:span><text:span text:style-name="T20_91"> </text:span><text:span text:style-name="T20_92">installed</text:span><text:span text:style-name="T20_93"> </text:span><text:span text:style-name="T20_94"><text:s/></text:span><text:span text:style-name="T20_95">jodhelp</text:span><text:span text:style-name="T20_96"> </text:span><text:span text:style-name="T20_97">will</text:span><text:span text:style-name="T20_98"><text:line-break/></text:span><text:span text:style-name="T20_99">not</text:span><text:span text:style-name="T20_100"> </text:span><text:span text:style-name="T20_101">work</text:span><text:span text:style-name="T20_102">.<text:line-break/>   <text:line-break/></text:span><text:span text:style-name="T20_103">NB</text:span><text:span text:style-name="T20_104">. </text:span><text:span text:style-name="T20_105">od</text:span><text:span text:style-name="T20_106"> ;:'</text:span><text:span text:style-name="T20_107">joddev</text:span><text:span text:style-name="T20_108"> </text:span><text:span text:style-name="T20_109">jod</text:span><text:span text:style-name="T20_110"> </text:span><text:span text:style-name="T20_111">utils</text:span><text:span text:style-name="T20_112">' [ 3 </text:span><text:span text:style-name="T20_113">od</text:span><text:span text:style-name="T20_114">'' </text:span><text:span text:style-name="T20_115">NB</text:span><text:span text:style-name="T20_116">. </text:span><text:span text:style-name="T20_117">required</text:span><text:span text:style-name="T20_118"> </text:span><text:span text:style-name="T20_119">dictionaries</text:span><text:span text:style-name="T20_120"><text:s text:c="11"/></text:span><text:span text:style-name="T20_121">disp</text:span><text:span text:style-name="T20_122"> '</text:span><text:span text:style-name="T20_123">jodhelp</text:span><text:span text:style-name="T20_124">'</text:span><text:span text:style-name="T20_125"><text:line-break/><text:line-break/></text:span><text:span text:style-name="T20_126">Similarily</text:span><text:span text:style-name="T20_127"> </text:span><text:span text:style-name="T20_128">JOD</text:span><text:span text:style-name="T20_129"> </text:span><text:span text:style-name="T20_130">will</text:span><text:span text:style-name="T20_131"> </text:span><text:span text:style-name="T20_132">use</text:span><text:span text:style-name="T20_133"> </text:span><text:span text:style-name="T20_134">the</text:span><text:span text:style-name="T20_135"> </text:span><text:span text:style-name="T20_136">/</text:span><text:span text:style-name="T20_137">usr</text:span><text:span text:style-name="T20_138">/</text:span><text:span text:style-name="T20_139">evince</text:span><text:span text:style-name="T20_140"> </text:span><text:span text:style-name="T20_141">pdf</text:span><text:span text:style-name="T20_142"> </text:span><text:span text:style-name="T20_143">reader</text:span><text:span text:style-name="T20_144"> </text:span><text:span text:style-name="T20_145">if</text:span><text:span text:style-name="T20_146"> </text:span><text:span text:style-name="T20_147">you</text:span><text:span text:style-name="T20_148"> </text:span><text:span text:style-name="T20_149">have</text:span><text:span text:style-name="T20_150"> </text:span><text:span text:style-name="T20_151">not</text:span><text:span text:style-name="T20_152"> </text:span><text:span text:style-name="T20_153">specified</text:span><text:span text:style-name="T20_154"><text:s/></text:span><text:span text:style-name="T20_155">a</text:span><text:span text:style-name="T20_156"> </text:span><text:span text:style-name="T20_157">pdf</text:span><text:span text:style-name="T20_158"> </text:span><text:span text:style-name="T20_159">reader</text:span><text:span text:style-name="T20_160">.</text:span></text:p>
      <text:p text:style-name="P21"><text:span text:style-name="T21_1">DO</text:span><text:span text:style-name="T21_2"> </text:span><text:span text:style-name="T21_3">NOT</text:span><text:span text:style-name="T21_4"> </text:span><text:span text:style-name="T21_5">USE</text:span><text:span text:style-name="T21_6"> </text:span><text:span text:style-name="T21_7">blanks</text:span><text:span text:style-name="T21_8"> </text:span><text:span text:style-name="T21_9">in</text:span><text:span text:style-name="T21_10"> </text:span><text:span text:style-name="T21_11">Linux</text:span><text:span text:style-name="T21_12"> </text:span><text:span text:style-name="T21_13">JOD</text:span><text:span text:style-name="T21_14"> </text:span><text:span text:style-name="T21_15">paths</text:span><text:span text:style-name="T21_16">.</text:span><text:span text:style-name="T21_17">  </text:span><text:span text:style-name="T21_18">Blanks</text:span><text:span text:style-name="T21_19"> </text:span><text:span text:style-name="T21_20">may</text:span><text:span text:style-name="T21_21"> </text:span><text:span text:style-name="T21_22">produce</text:span><text:span text:style-name="T21_23"> </text:span><text:span text:style-name="T21_24">errors</text:span><text:span text:style-name="T21_25"> </text:span><text:span text:style-name="T21_26">in</text:span><text:span text:style-name="T21_27"> <text:line-break/></text:span><text:span text:style-name="T21_28">JOD</text:span><text:span text:style-name="T21_29"> </text:span><text:span text:style-name="T21_30">generated</text:span><text:span text:style-name="T21_31"> </text:span><text:span text:style-name="T21_32">shell</text:span><text:span text:style-name="T21_33"> </text:span><text:span text:style-name="T21_34">commands</text:span><text:span text:style-name="T21_35">.  </text:span><text:span text:style-name="T21_36">On</text:span><text:span text:style-name="T21_37"> </text:span><text:span text:style-name="T21_38">Windows</text:span><text:span text:style-name="T21_39"> </text:span><text:span text:style-name="T21_40">machines</text:span><text:span text:style-name="T21_41"> </text:span><text:span text:style-name="T21_42">you</text:span><text:span text:style-name="T21_43"> </text:span><text:span text:style-name="T21_44">can</text:span><text:span text:style-name="T21_45"> </text:span><text:span text:style-name="T21_46">enclose</text:span><text:span text:style-name="T21_47"> </text:span><text:span text:style-name="T21_48">blanks</text:span><text:span text:style-name="T21_49"><text:line-break/></text:span><text:span text:style-name="T21_50">with</text:span><text:span text:style-name="T21_51"> </text:span><text:span text:style-name="T21_52">double</text:span><text:span text:style-name="T21_53"> </text:span><text:span text:style-name="T21_54">quotes</text:span><text:span text:style-name="T21_55"> </text:span><text:span text:style-name="T21_56">like</text:span><text:span text:style-name="T21_57"> </text:span><text:span text:style-name="T21_58">"</text:span><text:span text:style-name="T21_59">c</text:span><text:span text:style-name="T21_60">:\</text:span><text:span text:style-name="T21_61">Program</text:span><text:span text:style-name="T21_62"> </text:span><text:span text:style-name="T21_63">Files</text:span><text:span text:style-name="T21_64">\"</text:span><text:span text:style-name="T21_65">. </text:span><text:span text:style-name="T21_66">I</text:span><text:span text:style-name="T21_67"> </text:span><text:span text:style-name="T21_68">am</text:span><text:span text:style-name="T21_69"> </text:span><text:span text:style-name="T21_70">not</text:span><text:span text:style-name="T21_71"> </text:span><text:span text:style-name="T21_72">sure</text:span><text:span text:style-name="T21_73"> </text:span><text:span text:style-name="T21_74">how</text:span><text:span text:style-name="T21_75"> </text:span><text:span text:style-name="T21_76">to</text:span><text:span text:style-name="T21_77"><text:line-break/></text:span><text:span text:style-name="T21_78">do</text:span><text:span text:style-name="T21_79"> </text:span><text:span text:style-name="T21_80">something</text:span><text:span text:style-name="T21_81"> </text:span><text:span text:style-name="T21_82">similar</text:span><text:span text:style-name="T21_83"> </text:span><text:span text:style-name="T21_84">with</text:span><text:span text:style-name="T21_85"> </text:span><text:span text:style-name="T21_86">Linux</text:span><text:span text:style-name="T21_87"> </text:span><text:span text:style-name="T21_88">paths</text:span><text:span text:style-name="T21_89">.</text:span></text:p>
      <text:p text:style-name="P22"><text:span text:style-name="T22_1">JOD</text:span><text:span text:style-name="T22_2"> </text:span><text:span text:style-name="T22_3">tests</text:span><text:span text:style-name="T22_4"> </text:span><text:span text:style-name="T22_5">volume</text:span><text:span text:style-name="T22_6"> </text:span><text:span text:style-name="T22_7">space</text:span><text:span text:style-name="T22_8"> </text:span><text:span text:style-name="T22_9">before</text:span><text:span text:style-name="T22_10"> </text:span><text:span text:style-name="T22_11">creating</text:span><text:span text:style-name="T22_12"><text:s/></text:span><text:span text:style-name="T22_13">or</text:span><text:span text:style-name="T22_14"> </text:span><text:span text:style-name="T22_15">restoring</text:span><text:span text:style-name="T22_16"> </text:span><text:span text:style-name="T22_17">backups</text:span><text:span text:style-name="T22_18">.</text:span><text:span text:style-name="T22_19"> </text:span><text:span text:style-name="T22_20">On</text:span><text:span text:style-name="T22_21"> </text:span><text:span text:style-name="T22_22">Windows</text:span><text:span text:style-name="T22_23"><text:s/></text:span><text:span text:style-name="T22_24">disk</text:span><text:span text:style-name="T22_25"> </text:span><text:span text:style-name="T22_26">space</text:span><text:span text:style-name="T22_27"> </text:span><text:span text:style-name="T22_28">is</text:span><text:span text:style-name="T22_29"> </text:span><text:span text:style-name="T22_30">returned</text:span><text:span text:style-name="T22_31"> </text:span><text:span text:style-name="T22_32">by</text:span><text:span text:style-name="T22_33"> </text:span><text:span text:style-name="T22_34">an</text:span><text:span text:style-name="T22_35"> </text:span><text:span text:style-name="T22_36">API</text:span><text:span text:style-name="T22_37"> </text:span><text:span text:style-name="T22_38">call</text:span><text:span text:style-name="T22_39">. </text:span><text:span text:style-name="T22_40">On</text:span><text:span text:style-name="T22_41"> </text:span><text:span text:style-name="T22_42">Linux</text:span><text:span text:style-name="T22_43"> </text:span><text:span text:style-name="T22_44">the</text:span><text:span text:style-name="T22_45"> (</text:span><text:span text:style-name="T22_46">df</text:span><text:span text:style-name="T22_47">) </text:span><text:span text:style-name="T22_48">shell</text:span><text:span text:style-name="T22_49"> </text:span><text:span text:style-name="T22_50">command</text:span><text:span text:style-name="T22_51"> </text:span><text:span text:style-name="T22_52">is</text:span><text:span text:style-name="T22_53"><text:s/></text:span><text:span text:style-name="T22_54">used</text:span><text:span text:style-name="T22_55">.<text:s/></text:span><text:span text:style-name="T22_56">df</text:span><text:span text:style-name="T22_57"> </text:span><text:span text:style-name="T22_58">returns</text:span><text:span text:style-name="T22_59"> </text:span><text:span text:style-name="T22_60">free</text:span><text:span text:style-name="T22_61"> </text:span><text:span text:style-name="T22_62">space</text:span><text:span text:style-name="T22_63"> </text:span><text:span text:style-name="T22_64">for</text:span><text:span text:style-name="T22_65"> </text:span><text:span text:style-name="T22_66">all</text:span><text:span text:style-name="T22_67"> </text:span><text:span text:style-name="T22_68">mounted</text:span><text:span text:style-name="T22_69"> </text:span><text:span text:style-name="T22_70">volumes</text:span><text:span text:style-name="T22_71">. </text:span><text:span text:style-name="T22_72">I</text:span><text:span text:style-name="T22_73"> </text:span><text:span text:style-name="T22_74">only</text:span><text:span text:style-name="T22_75"> </text:span><text:span text:style-name="T22_76">need</text:span><text:span text:style-name="T22_77"> </text:span><text:span text:style-name="T22_78">the</text:span><text:span text:style-name="T22_79"><text:s/></text:span><text:span text:style-name="T22_80">volume</text:span><text:span text:style-name="T22_81"><text:s/></text:span><text:span text:style-name="T22_82">that</text:span><text:span text:style-name="T22_83"> </text:span><text:span text:style-name="T22_84">contains</text:span><text:span text:style-name="T22_85"> </text:span><text:span text:style-name="T22_86">JOD</text:span><text:span text:style-name="T22_87"> </text:span><text:span text:style-name="T22_88">dictionary</text:span><text:span text:style-name="T22_89"> </text:span><text:span text:style-name="T22_90">files</text:span><text:span text:style-name="T22_91">. </text:span><text:span text:style-name="T22_92">I</text:span><text:span text:style-name="T22_93"> </text:span><text:span text:style-name="T22_94">do</text:span><text:span text:style-name="T22_95"> </text:span><text:span text:style-name="T22_96">not</text:span><text:span text:style-name="T22_97"> </text:span><text:span text:style-name="T22_98">know</text:span><text:span text:style-name="T22_99"> </text:span><text:span text:style-name="T22_100">how</text:span><text:span text:style-name="T22_101"> </text:span><text:span text:style-name="T22_102">to</text:span><text:span text:style-name="T22_103"> </text:span><text:span text:style-name="T22_104">determine</text:span><text:span text:style-name="T22_105"> </text:span><text:span text:style-name="T22_106">the</text:span><text:span text:style-name="T22_107"> </text:span><text:span text:style-name="T22_108">volume</text:span><text:span text:style-name="T22_109"><text:line-break/></text:span><text:span text:style-name="T22_110">name</text:span><text:span text:style-name="T22_111"> </text:span><text:span text:style-name="T22_112">from</text:span><text:span text:style-name="T22_113"> </text:span><text:span text:style-name="T22_114">a</text:span><text:span text:style-name="T22_115"> </text:span><text:span text:style-name="T22_116">Linux</text:span><text:span text:style-name="T22_117"> </text:span><text:span text:style-name="T22_118">file</text:span><text:span text:style-name="T22_119"> </text:span><text:span text:style-name="T22_120">path</text:span><text:span text:style-name="T22_121">.  </text:span><text:span text:style-name="T22_122">Hence</text:span><text:span text:style-name="T22_123"> </text:span><text:span text:style-name="T22_124">I</text:span><text:span text:style-name="T22_125"> </text:span><text:span text:style-name="T22_126">return</text:span><text:span text:style-name="T22_127"> </text:span><text:span text:style-name="T22_128">the</text:span><text:span text:style-name="T22_129"> </text:span><text:span text:style-name="T22_130">smallest</text:span><text:span text:style-name="T22_131"> </text:span><text:span text:style-name="T22_132">amount</text:span><text:span text:style-name="T22_133"> </text:span><text:span text:style-name="T22_134">of</text:span><text:span text:style-name="T22_135"> </text:span><text:span text:style-name="T22_136">free</text:span><text:span text:style-name="T22_137"> </text:span><text:span text:style-name="T22_138">space</text:span><text:span text:style-name="T22_139"> </text:span><text:span text:style-name="T22_140">for</text:span><text:span text:style-name="T22_141"> <text:line-break/></text:span><text:span text:style-name="T22_142">all</text:span><text:span text:style-name="T22_143"> </text:span><text:span text:style-name="T22_144">mounted</text:span><text:span text:style-name="T22_145"> </text:span><text:span text:style-name="T22_146">volumes</text:span><text:span text:style-name="T22_147">.  </text:span><text:span text:style-name="T22_148">See</text:span><text:span text:style-name="T22_149"> </text:span><text:span text:style-name="T22_150">the</text:span><text:span text:style-name="T22_151"> </text:span><text:span text:style-name="T22_152">JOD</text:span><text:span text:style-name="T22_153"> (</text:span><text:span text:style-name="T22_154">freedisk</text:span><text:span text:style-name="T22_155">) </text:span><text:span text:style-name="T22_156">verb</text:span><text:span text:style-name="T22_157"> </text:span><text:span text:style-name="T22_158">for</text:span><text:span text:style-name="T22_159"> </text:span><text:span text:style-name="T22_160">details</text:span><text:span text:style-name="T22_161">. </text:span><text:span text:style-name="T22_162">If</text:span><text:span text:style-name="T22_163"> </text:span><text:span text:style-name="T22_164">you</text:span><text:span text:style-name="T22_165"> </text:span><text:span text:style-name="T22_166">have</text:span><text:span text:style-name="T22_167"> </text:span><text:span text:style-name="T22_168">really</text:span><text:span text:style-name="T22_169"><text:line-break/></text:span><text:span text:style-name="T22_170">small</text:span><text:span text:style-name="T22_171"> </text:span><text:span text:style-name="T22_172">volumes</text:span><text:span text:style-name="T22_173"> </text:span><text:span text:style-name="T22_174">mounted</text:span><text:span text:style-name="T22_175"> </text:span><text:span text:style-name="T22_176">JOD</text:span><text:span text:style-name="T22_177"> </text:span><text:span text:style-name="T22_178">may</text:span><text:span text:style-name="T22_179"> </text:span><text:span text:style-name="T22_180">refuse</text:span><text:span text:style-name="T22_181"> </text:span><text:span text:style-name="T22_182">to</text:span><text:span text:style-name="T22_183"> </text:span><text:span text:style-name="T22_184">create</text:span><text:span text:style-name="T22_185">, </text:span><text:span text:style-name="T22_186">backup</text:span><text:span text:style-name="T22_187"> </text:span><text:span text:style-name="T22_188">or</text:span><text:span text:style-name="T22_189"> </text:span><text:span text:style-name="T22_190">restore</text:span><text:span text:style-name="T22_191"> </text:span><text:span text:style-name="T22_192">dictionaries</text:span><text:span text:style-name="T22_193">.</text:span></text:p>
      <text:p text:style-name="P23"><text:span text:style-name="T23_1">NB</text:span><text:span text:style-name="T23_2">. </text:span><text:span text:style-name="T23_3">od</text:span><text:span text:style-name="T23_4"> ;:'</text:span><text:span text:style-name="T23_5">joddev</text:span><text:span text:style-name="T23_6"> </text:span><text:span text:style-name="T23_7">jod</text:span><text:span text:style-name="T23_8"> </text:span><text:span text:style-name="T23_9">utils</text:span><text:span text:style-name="T23_10">' [ 3 </text:span><text:span text:style-name="T23_11">od</text:span><text:span text:style-name="T23_12">'' </text:span><text:span text:style-name="T23_13">NB</text:span><text:span text:style-name="T23_14">. </text:span><text:span text:style-name="T23_15">required</text:span><text:span text:style-name="T23_16"> </text:span><text:span text:style-name="T23_17">dictionaries</text:span><text:span text:style-name="T23_18"><text:line-break/></text:span><text:span text:style-name="T23_19">disp</text:span><text:span text:style-name="T23_20"> '</text:span><text:span text:style-name="T23_21">freedisk</text:span><text:span text:style-name="T23_22">'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ourier New" svg:font-family="Courier New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423cm" fo:margin-bottom="0.106cm" style:writing-mode="lr-tb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35.56cm" fo:padding-top="0cm" fo:margin-top="1.27cm" fo:padding-bottom="0cm" fo:margin-bottom="1.27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3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